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entropy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Budget</text:p>
          </table:table-cell>
          <table:covered-table-cell table:number-columns-repeated="5" table:style-name="ce1"/>
          <table:table-cell/>
          <table:table-cell table:style-name="ce2" office:value-type="string" calcext:value-type="string" table:number-columns-spanned="3" table:number-rows-spanned="1">
            <text:p>Performance difference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Map number</text:p>
          </table:table-cell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" office:value-type="float" office:value="75" calcext:value-type="float" table:number-columns-spanned="2" table:number-rows-spanned="1">
            <text:p>75</text:p>
          </table:table-cell>
          <table:covered-table-cell table:style-name="ce1"/>
          <table:table-cell table:style-name="ce2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office:value-type="string" calcext:value-type="string">
            <text:p>Total average per 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3.59620590405" calcext:value-type="float">
            <text:p>1023.5962059041</text:p>
          </table:table-cell>
          <table:table-cell office:value-type="float" office:value="1040.39398164238" calcext:value-type="float">
            <text:p>1040.3939816424</text:p>
          </table:table-cell>
          <table:table-cell office:value-type="float" office:value="996.642856089378" calcext:value-type="float">
            <text:p>996.6428560894</text:p>
          </table:table-cell>
          <table:table-cell office:value-type="float" office:value="976.618023413003" calcext:value-type="float">
            <text:p>976.618023413</text:p>
          </table:table-cell>
          <table:table-cell office:value-type="float" office:value="1000.60143865904" calcext:value-type="float">
            <text:p>1000.601438659</text:p>
          </table:table-cell>
          <table:table-cell office:value-type="float" office:value="936.190532026734" calcext:value-type="float">
            <text:p>936.1905320267</text:p>
          </table:table-cell>
          <table:table-cell/>
          <table:table-cell table:formula="of:=[.B4]-[.C4]" office:value-type="float" office:value="-16.79777573833" calcext:value-type="float">
            <text:p>-16.7977757383</text:p>
          </table:table-cell>
          <table:table-cell table:formula="of:=[.D4]-[.E4]" office:value-type="float" office:value="20.024832676375" calcext:value-type="float">
            <text:p>20.0248326764</text:p>
          </table:table-cell>
          <table:table-cell table:formula="of:=[.F4]-[.G4]" office:value-type="float" office:value="64.410906632306" calcext:value-type="float">
            <text:p>64.4109066323</text:p>
          </table:table-cell>
          <table:table-cell/>
          <table:table-cell table:formula="of:=AVERAGE([.I4:.K4])" office:value-type="float" office:value="22.5459878567837" calcext:value-type="float">
            <text:p>22.545987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.20599489966" calcext:value-type="float">
            <text:p>1018.2059948997</text:p>
          </table:table-cell>
          <table:table-cell office:value-type="float" office:value="1055.312203243" calcext:value-type="float">
            <text:p>1055.312203243</text:p>
          </table:table-cell>
          <table:table-cell office:value-type="float" office:value="981.814203289796" calcext:value-type="float">
            <text:p>981.8142032898</text:p>
          </table:table-cell>
          <table:table-cell office:value-type="float" office:value="936.965891018961" calcext:value-type="float">
            <text:p>936.965891019</text:p>
          </table:table-cell>
          <table:table-cell office:value-type="float" office:value="962.219088238615" calcext:value-type="float">
            <text:p>962.2190882386</text:p>
          </table:table-cell>
          <table:table-cell office:value-type="float" office:value="969.466519333004" calcext:value-type="float">
            <text:p>969.466519333</text:p>
          </table:table-cell>
          <table:table-cell/>
          <table:table-cell table:formula="of:=[.B5]-[.C5]" office:value-type="float" office:value="-37.1062083433401" calcext:value-type="float">
            <text:p>-37.1062083433</text:p>
          </table:table-cell>
          <table:table-cell table:formula="of:=[.D5]-[.E5]" office:value-type="float" office:value="44.848312270835" calcext:value-type="float">
            <text:p>44.8483122708</text:p>
          </table:table-cell>
          <table:table-cell table:formula="of:=[.F5]-[.G5]" office:value-type="float" office:value="-7.24743109438907" calcext:value-type="float">
            <text:p>-7.2474310944</text:p>
          </table:table-cell>
          <table:table-cell/>
          <table:table-cell table:formula="of:=AVERAGE([.I5:.K5])" office:value-type="float" office:value="0.164890944368608" calcext:value-type="float">
            <text:p>0.1648909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4.78544183198" calcext:value-type="float">
            <text:p>1004.785441832</text:p>
          </table:table-cell>
          <table:table-cell office:value-type="float" office:value="995.155227016638" calcext:value-type="float">
            <text:p>995.1552270166</text:p>
          </table:table-cell>
          <table:table-cell office:value-type="float" office:value="972.262511774598" calcext:value-type="float">
            <text:p>972.2625117746</text:p>
          </table:table-cell>
          <table:table-cell office:value-type="float" office:value="977.683005765779" calcext:value-type="float">
            <text:p>977.6830057658</text:p>
          </table:table-cell>
          <table:table-cell office:value-type="float" office:value="979.216185547236" calcext:value-type="float">
            <text:p>979.2161855472</text:p>
          </table:table-cell>
          <table:table-cell office:value-type="float" office:value="948.093953986904" calcext:value-type="float">
            <text:p>948.0939539869</text:p>
          </table:table-cell>
          <table:table-cell/>
          <table:table-cell table:formula="of:=[.B6]-[.C6]" office:value-type="float" office:value="9.63021481534202" calcext:value-type="float">
            <text:p>9.6302148153</text:p>
          </table:table-cell>
          <table:table-cell table:formula="of:=[.D6]-[.E6]" office:value-type="float" office:value="-5.42049399118093" calcext:value-type="float">
            <text:p>-5.4204939912</text:p>
          </table:table-cell>
          <table:table-cell table:formula="of:=[.F6]-[.G6]" office:value-type="float" office:value="31.122231560332" calcext:value-type="float">
            <text:p>31.1222315603</text:p>
          </table:table-cell>
          <table:table-cell/>
          <table:table-cell table:formula="of:=AVERAGE([.I6:.K6])" office:value-type="float" office:value="11.7773174614977" calcext:value-type="float">
            <text:p>11.7773174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0.77980750571" calcext:value-type="float">
            <text:p>1040.7798075057</text:p>
          </table:table-cell>
          <table:table-cell office:value-type="float" office:value="1023.05076531945" calcext:value-type="float">
            <text:p>1023.0507653195</text:p>
          </table:table-cell>
          <table:table-cell office:value-type="float" office:value="954.79229222426" calcext:value-type="float">
            <text:p>954.7922922243</text:p>
          </table:table-cell>
          <table:table-cell office:value-type="float" office:value="959.992814511488" calcext:value-type="float">
            <text:p>959.9928145115</text:p>
          </table:table-cell>
          <table:table-cell office:value-type="float" office:value="954.360610297258" calcext:value-type="float">
            <text:p>954.3606102973</text:p>
          </table:table-cell>
          <table:table-cell office:value-type="float" office:value="992.665770330277" calcext:value-type="float">
            <text:p>992.6657703303</text:p>
          </table:table-cell>
          <table:table-cell/>
          <table:table-cell table:formula="of:=[.B7]-[.C7]" office:value-type="float" office:value="17.7290421862601" calcext:value-type="float">
            <text:p>17.7290421863</text:p>
          </table:table-cell>
          <table:table-cell table:formula="of:=[.D7]-[.E7]" office:value-type="float" office:value="-5.20052228722795" calcext:value-type="float">
            <text:p>-5.2005222872</text:p>
          </table:table-cell>
          <table:table-cell table:formula="of:=[.F7]-[.G7]" office:value-type="float" office:value="-38.3051600330191" calcext:value-type="float">
            <text:p>-38.305160033</text:p>
          </table:table-cell>
          <table:table-cell/>
          <table:table-cell table:formula="of:=AVERAGE([.I7:.K7])" office:value-type="float" office:value="-8.59221337799564" calcext:value-type="float">
            <text:p>-8.59221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7.363266840739" calcext:value-type="float">
            <text:p>997.3632668407</text:p>
          </table:table-cell>
          <table:table-cell office:value-type="float" office:value="1023.91978963543" calcext:value-type="float">
            <text:p>1023.9197896354</text:p>
          </table:table-cell>
          <table:table-cell office:value-type="float" office:value="973.400604903986" calcext:value-type="float">
            <text:p>973.400604904</text:p>
          </table:table-cell>
          <table:table-cell office:value-type="float" office:value="1019.25414997215" calcext:value-type="float">
            <text:p>1019.2541499722</text:p>
          </table:table-cell>
          <table:table-cell office:value-type="float" office:value="917.556086638193" calcext:value-type="float">
            <text:p>917.5560866382</text:p>
          </table:table-cell>
          <table:table-cell office:value-type="float" office:value="960.734644898303" calcext:value-type="float">
            <text:p>960.7346448983</text:p>
          </table:table-cell>
          <table:table-cell/>
          <table:table-cell table:formula="of:=[.B8]-[.C8]" office:value-type="float" office:value="-26.556522794691" calcext:value-type="float">
            <text:p>-26.5565227947</text:p>
          </table:table-cell>
          <table:table-cell table:formula="of:=[.D8]-[.E8]" office:value-type="float" office:value="-45.853545068164" calcext:value-type="float">
            <text:p>-45.8535450682</text:p>
          </table:table-cell>
          <table:table-cell table:formula="of:=[.F8]-[.G8]" office:value-type="float" office:value="-43.17855826011" calcext:value-type="float">
            <text:p>-43.1785582601</text:p>
          </table:table-cell>
          <table:table-cell/>
          <table:table-cell table:style-name="ce3" table:formula="of:=AVERAGE([.I8:.K8])" office:value-type="float" office:value="-38.5295420409883" calcext:value-type="float">
            <text:p>-38.529542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5.41653140096" calcext:value-type="float">
            <text:p>1035.416531401</text:p>
          </table:table-cell>
          <table:table-cell office:value-type="float" office:value="987.602180148311" calcext:value-type="float">
            <text:p>987.6021801483</text:p>
          </table:table-cell>
          <table:table-cell office:value-type="float" office:value="1028.58569129809" calcext:value-type="float">
            <text:p>1028.5856912981</text:p>
          </table:table-cell>
          <table:table-cell office:value-type="float" office:value="1001.15867394753" calcext:value-type="float">
            <text:p>1001.1586739475</text:p>
          </table:table-cell>
          <table:table-cell office:value-type="float" office:value="981.169786685012" calcext:value-type="float">
            <text:p>981.169786685</text:p>
          </table:table-cell>
          <table:table-cell office:value-type="float" office:value="894.484280369656" calcext:value-type="float">
            <text:p>894.4842803697</text:p>
          </table:table-cell>
          <table:table-cell/>
          <table:table-cell table:formula="of:=[.B9]-[.C9]" office:value-type="float" office:value="47.8143512526489" calcext:value-type="float">
            <text:p>47.8143512526</text:p>
          </table:table-cell>
          <table:table-cell table:formula="of:=[.D9]-[.E9]" office:value-type="float" office:value="27.42701735056" calcext:value-type="float">
            <text:p>27.4270173506</text:p>
          </table:table-cell>
          <table:table-cell table:formula="of:=[.F9]-[.G9]" office:value-type="float" office:value="86.6855063153561" calcext:value-type="float">
            <text:p>86.6855063154</text:p>
          </table:table-cell>
          <table:table-cell/>
          <table:table-cell table:formula="of:=AVERAGE([.I9:.K9])" office:value-type="float" office:value="53.975624972855" calcext:value-type="float">
            <text:p>53.9756249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7.440381110677" calcext:value-type="float">
            <text:p>947.4403811107</text:p>
          </table:table-cell>
          <table:table-cell office:value-type="float" office:value="1041.19831372037" calcext:value-type="float">
            <text:p>1041.1983137204</text:p>
          </table:table-cell>
          <table:table-cell office:value-type="float" office:value="988.725525399916" calcext:value-type="float">
            <text:p>988.7255253999</text:p>
          </table:table-cell>
          <table:table-cell office:value-type="float" office:value="980.76027591226" calcext:value-type="float">
            <text:p>980.7602759123</text:p>
          </table:table-cell>
          <table:table-cell office:value-type="float" office:value="989.536641366625" calcext:value-type="float">
            <text:p>989.5366413666</text:p>
          </table:table-cell>
          <table:table-cell office:value-type="float" office:value="935.765937389307" calcext:value-type="float">
            <text:p>935.7659373893</text:p>
          </table:table-cell>
          <table:table-cell/>
          <table:table-cell table:formula="of:=[.B10]-[.C10]" office:value-type="float" office:value="-93.7579326096929" calcext:value-type="float">
            <text:p>-93.7579326097</text:p>
          </table:table-cell>
          <table:table-cell table:formula="of:=[.D10]-[.E10]" office:value-type="float" office:value="7.96524948765602" calcext:value-type="float">
            <text:p>7.9652494877</text:p>
          </table:table-cell>
          <table:table-cell table:formula="of:=[.F10]-[.G10]" office:value-type="float" office:value="53.7707039773179" calcext:value-type="float">
            <text:p>53.7707039773</text:p>
          </table:table-cell>
          <table:table-cell/>
          <table:table-cell table:formula="of:=AVERAGE([.I10:.K10])" office:value-type="float" office:value="-10.6739930482397" calcext:value-type="float">
            <text:p>-10.6739930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8.3351453795" calcext:value-type="float">
            <text:p>1038.3351453795</text:p>
          </table:table-cell>
          <table:table-cell office:value-type="float" office:value="1037.41461598084" calcext:value-type="float">
            <text:p>1037.4146159808</text:p>
          </table:table-cell>
          <table:table-cell office:value-type="float" office:value="1017.75653018449" calcext:value-type="float">
            <text:p>1017.7565301845</text:p>
          </table:table-cell>
          <table:table-cell office:value-type="float" office:value="1029.54543672357" calcext:value-type="float">
            <text:p>1029.5454367236</text:p>
          </table:table-cell>
          <table:table-cell office:value-type="float" office:value="974.277067754386" calcext:value-type="float">
            <text:p>974.2770677544</text:p>
          </table:table-cell>
          <table:table-cell office:value-type="float" office:value="959.367124112393" calcext:value-type="float">
            <text:p>959.3671241124</text:p>
          </table:table-cell>
          <table:table-cell/>
          <table:table-cell table:formula="of:=[.B11]-[.C11]" office:value-type="float" office:value="0.920529398660165" calcext:value-type="float">
            <text:p>0.9205293987</text:p>
          </table:table-cell>
          <table:table-cell table:formula="of:=[.D11]-[.E11]" office:value-type="float" office:value="-11.78890653908" calcext:value-type="float">
            <text:p>-11.7889065391</text:p>
          </table:table-cell>
          <table:table-cell table:formula="of:=[.F11]-[.G11]" office:value-type="float" office:value="14.9099436419931" calcext:value-type="float">
            <text:p>14.909943642</text:p>
          </table:table-cell>
          <table:table-cell/>
          <table:table-cell table:formula="of:=AVERAGE([.I11:.K11])" office:value-type="float" office:value="1.34718883385775" calcext:value-type="float">
            <text:p>1.3471888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9.25034156347" calcext:value-type="float">
            <text:p>1039.2503415635</text:p>
          </table:table-cell>
          <table:table-cell office:value-type="float" office:value="994.069431298263" calcext:value-type="float">
            <text:p>994.0694312983</text:p>
          </table:table-cell>
          <table:table-cell office:value-type="float" office:value="1015.58867897803" calcext:value-type="float">
            <text:p>1015.588678978</text:p>
          </table:table-cell>
          <table:table-cell office:value-type="float" office:value="925.380053658932" calcext:value-type="float">
            <text:p>925.3800536589</text:p>
          </table:table-cell>
          <table:table-cell office:value-type="float" office:value="990.350682744982" calcext:value-type="float">
            <text:p>990.350682745</text:p>
          </table:table-cell>
          <table:table-cell office:value-type="float" office:value="924.651244550392" calcext:value-type="float">
            <text:p>924.6512445504</text:p>
          </table:table-cell>
          <table:table-cell/>
          <table:table-cell table:formula="of:=[.B12]-[.C12]" office:value-type="float" office:value="45.1809102652071" calcext:value-type="float">
            <text:p>45.1809102652</text:p>
          </table:table-cell>
          <table:table-cell table:formula="of:=[.D12]-[.E12]" office:value-type="float" office:value="90.208625319098" calcext:value-type="float">
            <text:p>90.2086253191</text:p>
          </table:table-cell>
          <table:table-cell table:formula="of:=[.F12]-[.G12]" office:value-type="float" office:value="65.69943819459" calcext:value-type="float">
            <text:p>65.6994381946</text:p>
          </table:table-cell>
          <table:table-cell/>
          <table:table-cell table:formula="of:=AVERAGE([.I12:.K12])" office:value-type="float" office:value="67.0296579262984" calcext:value-type="float">
            <text:p>67.0296579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6.69257009807" calcext:value-type="float">
            <text:p>1036.6925700981</text:p>
          </table:table-cell>
          <table:table-cell office:value-type="float" office:value="1010.87504525476" calcext:value-type="float">
            <text:p>1010.8750452548</text:p>
          </table:table-cell>
          <table:table-cell office:value-type="float" office:value="1034.69946785155" calcext:value-type="float">
            <text:p>1034.6994678516</text:p>
          </table:table-cell>
          <table:table-cell office:value-type="float" office:value="992.14521684711" calcext:value-type="float">
            <text:p>992.1452168471</text:p>
          </table:table-cell>
          <table:table-cell office:value-type="float" office:value="989.409666361681" calcext:value-type="float">
            <text:p>989.4096663617</text:p>
          </table:table-cell>
          <table:table-cell office:value-type="float" office:value="931.50523523013" calcext:value-type="float">
            <text:p>931.5052352301</text:p>
          </table:table-cell>
          <table:table-cell/>
          <table:table-cell table:formula="of:=[.B13]-[.C13]" office:value-type="float" office:value="25.81752484331" calcext:value-type="float">
            <text:p>25.8175248433</text:p>
          </table:table-cell>
          <table:table-cell table:formula="of:=[.D13]-[.E13]" office:value-type="float" office:value="42.5542510044401" calcext:value-type="float">
            <text:p>42.5542510044</text:p>
          </table:table-cell>
          <table:table-cell table:formula="of:=[.F13]-[.G13]" office:value-type="float" office:value="57.9044311315511" calcext:value-type="float">
            <text:p>57.9044311316</text:p>
          </table:table-cell>
          <table:table-cell/>
          <table:table-cell table:formula="of:=AVERAGE([.I13:.K13])" office:value-type="float" office:value="42.0920689931004" calcext:value-type="float">
            <text:p>42.0920689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.1687402897" calcext:value-type="float">
            <text:p>1001.1687402897</text:p>
          </table:table-cell>
          <table:table-cell office:value-type="float" office:value="994.95010882807" calcext:value-type="float">
            <text:p>994.9501088281</text:p>
          </table:table-cell>
          <table:table-cell office:value-type="float" office:value="1010.42300519137" calcext:value-type="float">
            <text:p>1010.4230051914</text:p>
          </table:table-cell>
          <table:table-cell office:value-type="float" office:value="998.38908941283" calcext:value-type="float">
            <text:p>998.3890894128</text:p>
          </table:table-cell>
          <table:table-cell office:value-type="float" office:value="995.569068499443" calcext:value-type="float">
            <text:p>995.5690684994</text:p>
          </table:table-cell>
          <table:table-cell office:value-type="float" office:value="957.651470193983" calcext:value-type="float">
            <text:p>957.651470194</text:p>
          </table:table-cell>
          <table:table-cell/>
          <table:table-cell table:formula="of:=[.B14]-[.C14]" office:value-type="float" office:value="6.21863146163003" calcext:value-type="float">
            <text:p>6.2186314616</text:p>
          </table:table-cell>
          <table:table-cell table:formula="of:=[.D14]-[.E14]" office:value-type="float" office:value="12.03391577854" calcext:value-type="float">
            <text:p>12.0339157785</text:p>
          </table:table-cell>
          <table:table-cell table:formula="of:=[.F14]-[.G14]" office:value-type="float" office:value="37.91759830546" calcext:value-type="float">
            <text:p>37.9175983055</text:p>
          </table:table-cell>
          <table:table-cell/>
          <table:table-cell table:formula="of:=AVERAGE([.I14:.K14])" office:value-type="float" office:value="18.7233818485433" calcext:value-type="float">
            <text:p>18.7233818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8.69083832754" calcext:value-type="float">
            <text:p>1048.6908383275</text:p>
          </table:table-cell>
          <table:table-cell office:value-type="float" office:value="1001.49711628021" calcext:value-type="float">
            <text:p>1001.4971162802</text:p>
          </table:table-cell>
          <table:table-cell office:value-type="float" office:value="982.175453519479" calcext:value-type="float">
            <text:p>982.1754535195</text:p>
          </table:table-cell>
          <table:table-cell office:value-type="float" office:value="963.67096041119" calcext:value-type="float">
            <text:p>963.6709604112</text:p>
          </table:table-cell>
          <table:table-cell office:value-type="float" office:value="1010.86353126483" calcext:value-type="float">
            <text:p>1010.8635312648</text:p>
          </table:table-cell>
          <table:table-cell office:value-type="float" office:value="944.473287778979" calcext:value-type="float">
            <text:p>944.473287779</text:p>
          </table:table-cell>
          <table:table-cell/>
          <table:table-cell table:formula="of:=[.B15]-[.C15]" office:value-type="float" office:value="47.19372204733" calcext:value-type="float">
            <text:p>47.1937220473</text:p>
          </table:table-cell>
          <table:table-cell table:formula="of:=[.D15]-[.E15]" office:value-type="float" office:value="18.504493108289" calcext:value-type="float">
            <text:p>18.5044931083</text:p>
          </table:table-cell>
          <table:table-cell table:formula="of:=[.F15]-[.G15]" office:value-type="float" office:value="66.390243485851" calcext:value-type="float">
            <text:p>66.3902434859</text:p>
          </table:table-cell>
          <table:table-cell/>
          <table:table-cell table:formula="of:=AVERAGE([.I15:.K15])" office:value-type="float" office:value="44.0294862138233" calcext:value-type="float">
            <text:p>44.0294862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6.15494320407" calcext:value-type="float">
            <text:p>1046.1549432041</text:p>
          </table:table-cell>
          <table:table-cell office:value-type="float" office:value="995.095885743307" calcext:value-type="float">
            <text:p>995.0958857433</text:p>
          </table:table-cell>
          <table:table-cell office:value-type="float" office:value="1006.91808895603" calcext:value-type="float">
            <text:p>1006.918088956</text:p>
          </table:table-cell>
          <table:table-cell office:value-type="float" office:value="975.446775573591" calcext:value-type="float">
            <text:p>975.4467755736</text:p>
          </table:table-cell>
          <table:table-cell office:value-type="float" office:value="964.456237349213" calcext:value-type="float">
            <text:p>964.4562373492</text:p>
          </table:table-cell>
          <table:table-cell office:value-type="float" office:value="1001.75768399501" calcext:value-type="float">
            <text:p>1001.757683995</text:p>
          </table:table-cell>
          <table:table-cell/>
          <table:table-cell table:formula="of:=[.B16]-[.C16]" office:value-type="float" office:value="51.0590574607629" calcext:value-type="float">
            <text:p>51.0590574608</text:p>
          </table:table-cell>
          <table:table-cell table:formula="of:=[.D16]-[.E16]" office:value-type="float" office:value="31.471313382439" calcext:value-type="float">
            <text:p>31.4713133824</text:p>
          </table:table-cell>
          <table:table-cell table:formula="of:=[.F16]-[.G16]" office:value-type="float" office:value="-37.301446645797" calcext:value-type="float">
            <text:p>-37.3014466458</text:p>
          </table:table-cell>
          <table:table-cell/>
          <table:table-cell table:formula="of:=AVERAGE([.I16:.K16])" office:value-type="float" office:value="15.0763080658016" calcext:value-type="float">
            <text:p>15.0763080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9.46553327855" calcext:value-type="float">
            <text:p>1039.4655332786</text:p>
          </table:table-cell>
          <table:table-cell office:value-type="float" office:value="1046.91529372461" calcext:value-type="float">
            <text:p>1046.9152937246</text:p>
          </table:table-cell>
          <table:table-cell office:value-type="float" office:value="1031.91930936483" calcext:value-type="float">
            <text:p>1031.9193093648</text:p>
          </table:table-cell>
          <table:table-cell office:value-type="float" office:value="997.999287174046" calcext:value-type="float">
            <text:p>997.999287174</text:p>
          </table:table-cell>
          <table:table-cell office:value-type="float" office:value="1025.49738393803" calcext:value-type="float">
            <text:p>1025.497383938</text:p>
          </table:table-cell>
          <table:table-cell office:value-type="float" office:value="972.996127126107" calcext:value-type="float">
            <text:p>972.9961271261</text:p>
          </table:table-cell>
          <table:table-cell/>
          <table:table-cell table:formula="of:=[.B17]-[.C17]" office:value-type="float" office:value="-7.44976044605983" calcext:value-type="float">
            <text:p>-7.4497604461</text:p>
          </table:table-cell>
          <table:table-cell table:formula="of:=[.D17]-[.E17]" office:value-type="float" office:value="33.920022190784" calcext:value-type="float">
            <text:p>33.9200221908</text:p>
          </table:table-cell>
          <table:table-cell table:formula="of:=[.F17]-[.G17]" office:value-type="float" office:value="52.501256811923" calcext:value-type="float">
            <text:p>52.5012568119</text:p>
          </table:table-cell>
          <table:table-cell/>
          <table:table-cell table:formula="of:=AVERAGE([.I17:.K17])" office:value-type="float" office:value="26.3238395188824" calcext:value-type="float">
            <text:p>26.3238395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6.76347648938" calcext:value-type="float">
            <text:p>1046.7634764894</text:p>
          </table:table-cell>
          <table:table-cell office:value-type="float" office:value="1029.08656504246" calcext:value-type="float">
            <text:p>1029.0865650425</text:p>
          </table:table-cell>
          <table:table-cell office:value-type="float" office:value="1054.19963250681" calcext:value-type="float">
            <text:p>1054.1996325068</text:p>
          </table:table-cell>
          <table:table-cell office:value-type="float" office:value="1013.09475767618" calcext:value-type="float">
            <text:p>1013.0947576762</text:p>
          </table:table-cell>
          <table:table-cell office:value-type="float" office:value="980.120753787235" calcext:value-type="float">
            <text:p>980.1207537872</text:p>
          </table:table-cell>
          <table:table-cell office:value-type="float" office:value="901.457724771368" calcext:value-type="float">
            <text:p>901.4577247714</text:p>
          </table:table-cell>
          <table:table-cell/>
          <table:table-cell table:formula="of:=[.B18]-[.C18]" office:value-type="float" office:value="17.67691144692" calcext:value-type="float">
            <text:p>17.6769114469</text:p>
          </table:table-cell>
          <table:table-cell table:formula="of:=[.D18]-[.E18]" office:value-type="float" office:value="41.10487483063" calcext:value-type="float">
            <text:p>41.1048748306</text:p>
          </table:table-cell>
          <table:table-cell table:formula="of:=[.F18]-[.G18]" office:value-type="float" office:value="78.663029015867" calcext:value-type="float">
            <text:p>78.6630290159</text:p>
          </table:table-cell>
          <table:table-cell/>
          <table:table-cell table:formula="of:=AVERAGE([.I18:.K18])" office:value-type="float" office:value="45.814938431139" calcext:value-type="float">
            <text:p>45.8149384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2.47893037815" calcext:value-type="float">
            <text:p>1012.4789303782</text:p>
          </table:table-cell>
          <table:table-cell office:value-type="float" office:value="1028.12102031279" calcext:value-type="float">
            <text:p>1028.1210203128</text:p>
          </table:table-cell>
          <table:table-cell office:value-type="float" office:value="1016.61770468856" calcext:value-type="float">
            <text:p>1016.6177046886</text:p>
          </table:table-cell>
          <table:table-cell office:value-type="float" office:value="979.06990286542" calcext:value-type="float">
            <text:p>979.0699028654</text:p>
          </table:table-cell>
          <table:table-cell office:value-type="float" office:value="967.218245588347" calcext:value-type="float">
            <text:p>967.2182455883</text:p>
          </table:table-cell>
          <table:table-cell office:value-type="float" office:value="948.453778986359" calcext:value-type="float">
            <text:p>948.4537789864</text:p>
          </table:table-cell>
          <table:table-cell/>
          <table:table-cell table:formula="of:=[.B19]-[.C19]" office:value-type="float" office:value="-15.64208993464" calcext:value-type="float">
            <text:p>-15.6420899346</text:p>
          </table:table-cell>
          <table:table-cell table:formula="of:=[.D19]-[.E19]" office:value-type="float" office:value="37.54780182314" calcext:value-type="float">
            <text:p>37.5478018231</text:p>
          </table:table-cell>
          <table:table-cell table:formula="of:=[.F19]-[.G19]" office:value-type="float" office:value="18.764466601988" calcext:value-type="float">
            <text:p>18.764466602</text:p>
          </table:table-cell>
          <table:table-cell/>
          <table:table-cell table:formula="of:=AVERAGE([.I19:.K19])" office:value-type="float" office:value="13.556726163496" calcext:value-type="float">
            <text:p>13.5567261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5.54842617723" calcext:value-type="float">
            <text:p>1035.5484261772</text:p>
          </table:table-cell>
          <table:table-cell office:value-type="float" office:value="1010.77536774099" calcext:value-type="float">
            <text:p>1010.775367741</text:p>
          </table:table-cell>
          <table:table-cell office:value-type="float" office:value="1007.0979271118" calcext:value-type="float">
            <text:p>1007.0979271118</text:p>
          </table:table-cell>
          <table:table-cell office:value-type="float" office:value="981.88594888966" calcext:value-type="float">
            <text:p>981.8859488897</text:p>
          </table:table-cell>
          <table:table-cell office:value-type="float" office:value="971.787075425722" calcext:value-type="float">
            <text:p>971.7870754257</text:p>
          </table:table-cell>
          <table:table-cell office:value-type="float" office:value="996.884716215451" calcext:value-type="float">
            <text:p>996.8847162155</text:p>
          </table:table-cell>
          <table:table-cell/>
          <table:table-cell table:formula="of:=[.B20]-[.C20]" office:value-type="float" office:value="24.7730584362401" calcext:value-type="float">
            <text:p>24.7730584362</text:p>
          </table:table-cell>
          <table:table-cell table:formula="of:=[.D20]-[.E20]" office:value-type="float" office:value="25.21197822214" calcext:value-type="float">
            <text:p>25.2119782221</text:p>
          </table:table-cell>
          <table:table-cell table:formula="of:=[.F20]-[.G20]" office:value-type="float" office:value="-25.097640789729" calcext:value-type="float">
            <text:p>-25.0976407897</text:p>
          </table:table-cell>
          <table:table-cell/>
          <table:table-cell table:formula="of:=AVERAGE([.I20:.K20])" office:value-type="float" office:value="8.29579862288373" calcext:value-type="float">
            <text:p>8.29579862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1.80368579885" calcext:value-type="float">
            <text:p>1041.8036857989</text:p>
          </table:table-cell>
          <table:table-cell office:value-type="float" office:value="1023.39282387354" calcext:value-type="float">
            <text:p>1023.3928238735</text:p>
          </table:table-cell>
          <table:table-cell office:value-type="float" office:value="980.30756199453" calcext:value-type="float">
            <text:p>980.3075619945</text:p>
          </table:table-cell>
          <table:table-cell office:value-type="float" office:value="977.605432869468" calcext:value-type="float">
            <text:p>977.6054328695</text:p>
          </table:table-cell>
          <table:table-cell office:value-type="float" office:value="1026.30590872801" calcext:value-type="float">
            <text:p>1026.305908728</text:p>
          </table:table-cell>
          <table:table-cell office:value-type="float" office:value="908.813226282267" calcext:value-type="float">
            <text:p>908.8132262823</text:p>
          </table:table-cell>
          <table:table-cell/>
          <table:table-cell table:formula="of:=[.B21]-[.C21]" office:value-type="float" office:value="18.41086192531" calcext:value-type="float">
            <text:p>18.4108619253</text:p>
          </table:table-cell>
          <table:table-cell table:formula="of:=[.D21]-[.E21]" office:value-type="float" office:value="2.70212912506202" calcext:value-type="float">
            <text:p>2.7021291251</text:p>
          </table:table-cell>
          <table:table-cell table:formula="of:=[.F21]-[.G21]" office:value-type="float" office:value="117.492682445743" calcext:value-type="float">
            <text:p>117.4926824457</text:p>
          </table:table-cell>
          <table:table-cell/>
          <table:table-cell table:formula="of:=AVERAGE([.I21:.K21])" office:value-type="float" office:value="46.2018911653717" calcext:value-type="float">
            <text:p>46.20189116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6.283683233305" calcext:value-type="float">
            <text:p>966.2836832333</text:p>
          </table:table-cell>
          <table:table-cell office:value-type="float" office:value="1022.80502103287" calcext:value-type="float">
            <text:p>1022.8050210329</text:p>
          </table:table-cell>
          <table:table-cell office:value-type="float" office:value="973.508486911016" calcext:value-type="float">
            <text:p>973.508486911</text:p>
          </table:table-cell>
          <table:table-cell office:value-type="float" office:value="1000.99793656597" calcext:value-type="float">
            <text:p>1000.997936566</text:p>
          </table:table-cell>
          <table:table-cell office:value-type="float" office:value="984.369748109725" calcext:value-type="float">
            <text:p>984.3697481097</text:p>
          </table:table-cell>
          <table:table-cell office:value-type="float" office:value="940.07613190909" calcext:value-type="float">
            <text:p>940.0761319091</text:p>
          </table:table-cell>
          <table:table-cell/>
          <table:table-cell table:formula="of:=[.B22]-[.C22]" office:value-type="float" office:value="-56.5213377995649" calcext:value-type="float">
            <text:p>-56.5213377996</text:p>
          </table:table-cell>
          <table:table-cell table:formula="of:=[.D22]-[.E22]" office:value-type="float" office:value="-27.489449654954" calcext:value-type="float">
            <text:p>-27.489449655</text:p>
          </table:table-cell>
          <table:table-cell table:formula="of:=[.F22]-[.G22]" office:value-type="float" office:value="44.293616200635" calcext:value-type="float">
            <text:p>44.2936162006</text:p>
          </table:table-cell>
          <table:table-cell/>
          <table:table-cell table:formula="of:=AVERAGE([.I22:.K22])" office:value-type="float" office:value="-13.239057084628" calcext:value-type="float">
            <text:p>-13.2390570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3.58405703647" calcext:value-type="float">
            <text:p>1003.5840570365</text:p>
          </table:table-cell>
          <table:table-cell office:value-type="float" office:value="1020.90303330652" calcext:value-type="float">
            <text:p>1020.9030333065</text:p>
          </table:table-cell>
          <table:table-cell office:value-type="float" office:value="975.345370422509" calcext:value-type="float">
            <text:p>975.3453704225</text:p>
          </table:table-cell>
          <table:table-cell office:value-type="float" office:value="961.594696446776" calcext:value-type="float">
            <text:p>961.5946964468</text:p>
          </table:table-cell>
          <table:table-cell office:value-type="float" office:value="907.204980126055" calcext:value-type="float">
            <text:p>907.2049801261</text:p>
          </table:table-cell>
          <table:table-cell office:value-type="float" office:value="906.202626535622" calcext:value-type="float">
            <text:p>906.2026265356</text:p>
          </table:table-cell>
          <table:table-cell/>
          <table:table-cell table:formula="of:=[.B23]-[.C23]" office:value-type="float" office:value="-17.31897627005" calcext:value-type="float">
            <text:p>-17.3189762701</text:p>
          </table:table-cell>
          <table:table-cell table:formula="of:=[.D23]-[.E23]" office:value-type="float" office:value="13.750673975733" calcext:value-type="float">
            <text:p>13.7506739757</text:p>
          </table:table-cell>
          <table:table-cell table:formula="of:=[.F23]-[.G23]" office:value-type="float" office:value="1.00235359043302" calcext:value-type="float">
            <text:p>1.0023535904</text:p>
          </table:table-cell>
          <table:table-cell/>
          <table:table-cell table:formula="of:=AVERAGE([.I23:.K23])" office:value-type="float" office:value="-0.855316234628011" calcext:value-type="float">
            <text:p>-0.85531623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0.80224729373" calcext:value-type="float">
            <text:p>1040.8022472937</text:p>
          </table:table-cell>
          <table:table-cell office:value-type="float" office:value="973.788413812621" calcext:value-type="float">
            <text:p>973.7884138126</text:p>
          </table:table-cell>
          <table:table-cell office:value-type="float" office:value="1013.61607977998" calcext:value-type="float">
            <text:p>1013.61607978</text:p>
          </table:table-cell>
          <table:table-cell office:value-type="float" office:value="987.991441577732" calcext:value-type="float">
            <text:p>987.9914415777</text:p>
          </table:table-cell>
          <table:table-cell office:value-type="float" office:value="1016.30885742246" calcext:value-type="float">
            <text:p>1016.3088574225</text:p>
          </table:table-cell>
          <table:table-cell office:value-type="float" office:value="930.117665949772" calcext:value-type="float">
            <text:p>930.1176659498</text:p>
          </table:table-cell>
          <table:table-cell/>
          <table:table-cell table:formula="of:=[.B24]-[.C24]" office:value-type="float" office:value="67.013833481109" calcext:value-type="float">
            <text:p>67.0138334811</text:p>
          </table:table-cell>
          <table:table-cell table:formula="of:=[.D24]-[.E24]" office:value-type="float" office:value="25.6246382022481" calcext:value-type="float">
            <text:p>25.6246382022</text:p>
          </table:table-cell>
          <table:table-cell table:formula="of:=[.F24]-[.G24]" office:value-type="float" office:value="86.1911914726881" calcext:value-type="float">
            <text:p>86.1911914727</text:p>
          </table:table-cell>
          <table:table-cell/>
          <table:table-cell table:formula="of:=AVERAGE([.I24:.K24])" office:value-type="float" office:value="59.6098877186817" calcext:value-type="float">
            <text:p>59.60988771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4.529766294309" calcext:value-type="float">
            <text:p>924.5297662943</text:p>
          </table:table-cell>
          <table:table-cell office:value-type="float" office:value="961.93464469022" calcext:value-type="float">
            <text:p>961.9346446902</text:p>
          </table:table-cell>
          <table:table-cell office:value-type="float" office:value="968.129897291136" calcext:value-type="float">
            <text:p>968.1298972911</text:p>
          </table:table-cell>
          <table:table-cell office:value-type="float" office:value="927.090961732236" calcext:value-type="float">
            <text:p>927.0909617322</text:p>
          </table:table-cell>
          <table:table-cell office:value-type="float" office:value="989.477725738854" calcext:value-type="float">
            <text:p>989.4777257389</text:p>
          </table:table-cell>
          <table:table-cell office:value-type="float" office:value="964.255548745224" calcext:value-type="float">
            <text:p>964.2555487452</text:p>
          </table:table-cell>
          <table:table-cell/>
          <table:table-cell table:formula="of:=[.B25]-[.C25]" office:value-type="float" office:value="-37.4048783959111" calcext:value-type="float">
            <text:p>-37.4048783959</text:p>
          </table:table-cell>
          <table:table-cell table:formula="of:=[.D25]-[.E25]" office:value-type="float" office:value="41.0389355589" calcext:value-type="float">
            <text:p>41.0389355589</text:p>
          </table:table-cell>
          <table:table-cell table:formula="of:=[.F25]-[.G25]" office:value-type="float" office:value="25.22217699363" calcext:value-type="float">
            <text:p>25.2221769936</text:p>
          </table:table-cell>
          <table:table-cell/>
          <table:table-cell table:formula="of:=AVERAGE([.I25:.K25])" office:value-type="float" office:value="9.61874471887298" calcext:value-type="float">
            <text:p>9.6187447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1.28040727004" calcext:value-type="float">
            <text:p>1031.28040727</text:p>
          </table:table-cell>
          <table:table-cell office:value-type="float" office:value="1063.28077447916" calcext:value-type="float">
            <text:p>1063.2807744792</text:p>
          </table:table-cell>
          <table:table-cell office:value-type="float" office:value="1064.01467938953" calcext:value-type="float">
            <text:p>1064.0146793895</text:p>
          </table:table-cell>
          <table:table-cell office:value-type="float" office:value="995.866219766126" calcext:value-type="float">
            <text:p>995.8662197661</text:p>
          </table:table-cell>
          <table:table-cell office:value-type="float" office:value="998.57170856125" calcext:value-type="float">
            <text:p>998.5717085613</text:p>
          </table:table-cell>
          <table:table-cell office:value-type="float" office:value="966.595889880361" calcext:value-type="float">
            <text:p>966.5958898804</text:p>
          </table:table-cell>
          <table:table-cell/>
          <table:table-cell table:formula="of:=[.B26]-[.C26]" office:value-type="float" office:value="-32.00036720912" calcext:value-type="float">
            <text:p>-32.0003672091</text:p>
          </table:table-cell>
          <table:table-cell table:formula="of:=[.D26]-[.E26]" office:value-type="float" office:value="68.1484596234041" calcext:value-type="float">
            <text:p>68.1484596234</text:p>
          </table:table-cell>
          <table:table-cell table:formula="of:=[.F26]-[.G26]" office:value-type="float" office:value="31.975818680889" calcext:value-type="float">
            <text:p>31.9758186809</text:p>
          </table:table-cell>
          <table:table-cell/>
          <table:table-cell table:formula="of:=AVERAGE([.I26:.K26])" office:value-type="float" office:value="22.7079703650577" calcext:value-type="float">
            <text:p>22.7079703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6.39066590121" calcext:value-type="float">
            <text:p>1026.3906659012</text:p>
          </table:table-cell>
          <table:table-cell office:value-type="float" office:value="1020.98966077536" calcext:value-type="float">
            <text:p>1020.9896607754</text:p>
          </table:table-cell>
          <table:table-cell office:value-type="float" office:value="1027.15244108241" calcext:value-type="float">
            <text:p>1027.1524410824</text:p>
          </table:table-cell>
          <table:table-cell office:value-type="float" office:value="991.20208476676" calcext:value-type="float">
            <text:p>991.2020847668</text:p>
          </table:table-cell>
          <table:table-cell office:value-type="float" office:value="959.801899986253" calcext:value-type="float">
            <text:p>959.8018999863</text:p>
          </table:table-cell>
          <table:table-cell office:value-type="float" office:value="942.446203441261" calcext:value-type="float">
            <text:p>942.4462034413</text:p>
          </table:table-cell>
          <table:table-cell/>
          <table:table-cell table:formula="of:=[.B27]-[.C27]" office:value-type="float" office:value="5.40100512585002" calcext:value-type="float">
            <text:p>5.4010051259</text:p>
          </table:table-cell>
          <table:table-cell table:formula="of:=[.D27]-[.E27]" office:value-type="float" office:value="35.95035631565" calcext:value-type="float">
            <text:p>35.9503563157</text:p>
          </table:table-cell>
          <table:table-cell table:formula="of:=[.F27]-[.G27]" office:value-type="float" office:value="17.355696544992" calcext:value-type="float">
            <text:p>17.355696545</text:p>
          </table:table-cell>
          <table:table-cell/>
          <table:table-cell table:formula="of:=AVERAGE([.I27:.K27])" office:value-type="float" office:value="19.5690193288307" calcext:value-type="float">
            <text:p>19.56901932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5.90795689568" calcext:value-type="float">
            <text:p>1035.9079568957</text:p>
          </table:table-cell>
          <table:table-cell office:value-type="float" office:value="990.891681613462" calcext:value-type="float">
            <text:p>990.8916816135</text:p>
          </table:table-cell>
          <table:table-cell office:value-type="float" office:value="971.939648702937" calcext:value-type="float">
            <text:p>971.9396487029</text:p>
          </table:table-cell>
          <table:table-cell office:value-type="float" office:value="995.567017026998" calcext:value-type="float">
            <text:p>995.567017027</text:p>
          </table:table-cell>
          <table:table-cell office:value-type="float" office:value="950.25947852545" calcext:value-type="float">
            <text:p>950.2594785255</text:p>
          </table:table-cell>
          <table:table-cell office:value-type="float" office:value="931.689518701558" calcext:value-type="float">
            <text:p>931.6895187016</text:p>
          </table:table-cell>
          <table:table-cell/>
          <table:table-cell table:formula="of:=[.B28]-[.C28]" office:value-type="float" office:value="45.016275282218" calcext:value-type="float">
            <text:p>45.0162752822</text:p>
          </table:table-cell>
          <table:table-cell table:formula="of:=[.D28]-[.E28]" office:value-type="float" office:value="-23.627368324061" calcext:value-type="float">
            <text:p>-23.6273683241</text:p>
          </table:table-cell>
          <table:table-cell table:formula="of:=[.F28]-[.G28]" office:value-type="float" office:value="18.5699598238921" calcext:value-type="float">
            <text:p>18.5699598239</text:p>
          </table:table-cell>
          <table:table-cell/>
          <table:table-cell table:formula="of:=AVERAGE([.I28:.K28])" office:value-type="float" office:value="13.319622260683" calcext:value-type="float">
            <text:p>13.31962226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7.97858297799" calcext:value-type="float">
            <text:p>1037.978582978</text:p>
          </table:table-cell>
          <table:table-cell office:value-type="float" office:value="1000.78611914324" calcext:value-type="float">
            <text:p>1000.7861191432</text:p>
          </table:table-cell>
          <table:table-cell office:value-type="float" office:value="970.659330178897" calcext:value-type="float">
            <text:p>970.6593301789</text:p>
          </table:table-cell>
          <table:table-cell office:value-type="float" office:value="1006.01372646258" calcext:value-type="float">
            <text:p>1006.0137264626</text:p>
          </table:table-cell>
          <table:table-cell office:value-type="float" office:value="934.592234035383" calcext:value-type="float">
            <text:p>934.5922340354</text:p>
          </table:table-cell>
          <table:table-cell office:value-type="float" office:value="948.826092813025" calcext:value-type="float">
            <text:p>948.826092813</text:p>
          </table:table-cell>
          <table:table-cell/>
          <table:table-cell table:formula="of:=[.B29]-[.C29]" office:value-type="float" office:value="37.1924638347501" calcext:value-type="float">
            <text:p>37.1924638348</text:p>
          </table:table-cell>
          <table:table-cell table:formula="of:=[.D29]-[.E29]" office:value-type="float" office:value="-35.3543962836831" calcext:value-type="float">
            <text:p>-35.3543962837</text:p>
          </table:table-cell>
          <table:table-cell table:formula="of:=[.F29]-[.G29]" office:value-type="float" office:value="-14.233858777642" calcext:value-type="float">
            <text:p>-14.2338587776</text:p>
          </table:table-cell>
          <table:table-cell/>
          <table:table-cell table:formula="of:=AVERAGE([.I29:.K29])" office:value-type="float" office:value="-4.13193040885831" calcext:value-type="float">
            <text:p>-4.13193040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0.28332077697" calcext:value-type="float">
            <text:p>1010.283320777</text:p>
          </table:table-cell>
          <table:table-cell office:value-type="float" office:value="1020.75758909636" calcext:value-type="float">
            <text:p>1020.7575890964</text:p>
          </table:table-cell>
          <table:table-cell office:value-type="float" office:value="1006.60084690335" calcext:value-type="float">
            <text:p>1006.6008469034</text:p>
          </table:table-cell>
          <table:table-cell office:value-type="float" office:value="967.552226272341" calcext:value-type="float">
            <text:p>967.5522262723</text:p>
          </table:table-cell>
          <table:table-cell office:value-type="float" office:value="977.578850193481" calcext:value-type="float">
            <text:p>977.5788501935</text:p>
          </table:table-cell>
          <table:table-cell office:value-type="float" office:value="949.65528449495" calcext:value-type="float">
            <text:p>949.655284495</text:p>
          </table:table-cell>
          <table:table-cell/>
          <table:table-cell table:formula="of:=[.B30]-[.C30]" office:value-type="float" office:value="-10.47426831939" calcext:value-type="float">
            <text:p>-10.4742683194</text:p>
          </table:table-cell>
          <table:table-cell table:formula="of:=[.D30]-[.E30]" office:value-type="float" office:value="39.0486206310089" calcext:value-type="float">
            <text:p>39.048620631</text:p>
          </table:table-cell>
          <table:table-cell table:formula="of:=[.F30]-[.G30]" office:value-type="float" office:value="27.923565698531" calcext:value-type="float">
            <text:p>27.9235656985</text:p>
          </table:table-cell>
          <table:table-cell/>
          <table:table-cell table:formula="of:=AVERAGE([.I30:.K30])" office:value-type="float" office:value="18.8326393367166" calcext:value-type="float">
            <text:p>18.83263933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3.77302288021" calcext:value-type="float">
            <text:p>1033.7730228802</text:p>
          </table:table-cell>
          <table:table-cell office:value-type="float" office:value="1026.6962471141" calcext:value-type="float">
            <text:p>1026.6962471141</text:p>
          </table:table-cell>
          <table:table-cell office:value-type="float" office:value="998.62999486491" calcext:value-type="float">
            <text:p>998.6299948649</text:p>
          </table:table-cell>
          <table:table-cell office:value-type="float" office:value="1008.47284472168" calcext:value-type="float">
            <text:p>1008.4728447217</text:p>
          </table:table-cell>
          <table:table-cell office:value-type="float" office:value="890.779880664101" calcext:value-type="float">
            <text:p>890.7798806641</text:p>
          </table:table-cell>
          <table:table-cell office:value-type="float" office:value="999.670604919966" calcext:value-type="float">
            <text:p>999.67060492</text:p>
          </table:table-cell>
          <table:table-cell/>
          <table:table-cell table:formula="of:=[.B31]-[.C31]" office:value-type="float" office:value="7.0767757661099" calcext:value-type="float">
            <text:p>7.0767757661</text:p>
          </table:table-cell>
          <table:table-cell table:formula="of:=[.D31]-[.E31]" office:value-type="float" office:value="-9.84284985676993" calcext:value-type="float">
            <text:p>-9.8428498568</text:p>
          </table:table-cell>
          <table:table-cell table:formula="of:=[.F31]-[.G31]" office:value-type="float" office:value="-108.890724255865" calcext:value-type="float">
            <text:p>-108.8907242559</text:p>
          </table:table-cell>
          <table:table-cell/>
          <table:table-cell table:style-name="ce3" table:formula="of:=AVERAGE([.I31:.K31])" office:value-type="float" office:value="-37.218932782175" calcext:value-type="float">
            <text:p>-37.21893278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.8786346582" calcext:value-type="float">
            <text:p>1000.8786346582</text:p>
          </table:table-cell>
          <table:table-cell office:value-type="float" office:value="1029.45846181759" calcext:value-type="float">
            <text:p>1029.4584618176</text:p>
          </table:table-cell>
          <table:table-cell office:value-type="float" office:value="1004.05497139908" calcext:value-type="float">
            <text:p>1004.0549713991</text:p>
          </table:table-cell>
          <table:table-cell office:value-type="float" office:value="989.655531118887" calcext:value-type="float">
            <text:p>989.6555311189</text:p>
          </table:table-cell>
          <table:table-cell office:value-type="float" office:value="986.39048694716" calcext:value-type="float">
            <text:p>986.3904869472</text:p>
          </table:table-cell>
          <table:table-cell office:value-type="float" office:value="970.681434021045" calcext:value-type="float">
            <text:p>970.681434021</text:p>
          </table:table-cell>
          <table:table-cell/>
          <table:table-cell table:formula="of:=[.B32]-[.C32]" office:value-type="float" office:value="-28.57982715939" calcext:value-type="float">
            <text:p>-28.5798271594</text:p>
          </table:table-cell>
          <table:table-cell table:formula="of:=[.D32]-[.E32]" office:value-type="float" office:value="14.3994402801931" calcext:value-type="float">
            <text:p>14.3994402802</text:p>
          </table:table-cell>
          <table:table-cell table:formula="of:=[.F32]-[.G32]" office:value-type="float" office:value="15.709052926115" calcext:value-type="float">
            <text:p>15.7090529261</text:p>
          </table:table-cell>
          <table:table-cell/>
          <table:table-cell table:formula="of:=AVERAGE([.I32:.K32])" office:value-type="float" office:value="0.509555348972678" calcext:value-type="float">
            <text:p>0.5095553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3.67123306158" calcext:value-type="float">
            <text:p>1023.6712330616</text:p>
          </table:table-cell>
          <table:table-cell office:value-type="float" office:value="1023.44523005455" calcext:value-type="float">
            <text:p>1023.4452300546</text:p>
          </table:table-cell>
          <table:table-cell office:value-type="float" office:value="992.298929414728" calcext:value-type="float">
            <text:p>992.2989294147</text:p>
          </table:table-cell>
          <table:table-cell office:value-type="float" office:value="998.585863215988" calcext:value-type="float">
            <text:p>998.585863216</text:p>
          </table:table-cell>
          <table:table-cell office:value-type="float" office:value="996.774294783028" calcext:value-type="float">
            <text:p>996.774294783</text:p>
          </table:table-cell>
          <table:table-cell office:value-type="float" office:value="940.681300053503" calcext:value-type="float">
            <text:p>940.6813000535</text:p>
          </table:table-cell>
          <table:table-cell/>
          <table:table-cell table:formula="of:=[.B33]-[.C33]" office:value-type="float" office:value="0.226003007029931" calcext:value-type="float">
            <text:p>0.226003007</text:p>
          </table:table-cell>
          <table:table-cell table:formula="of:=[.D33]-[.E33]" office:value-type="float" office:value="-6.28693380125992" calcext:value-type="float">
            <text:p>-6.2869338013</text:p>
          </table:table-cell>
          <table:table-cell table:formula="of:=[.F33]-[.G33]" office:value-type="float" office:value="56.092994729525" calcext:value-type="float">
            <text:p>56.0929947295</text:p>
          </table:table-cell>
          <table:table-cell/>
          <table:table-cell table:formula="of:=AVERAGE([.I33:.K33])" office:value-type="float" office:value="16.6773546450983" calcext:value-type="float">
            <text:p>16.6773546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1.54533430782" calcext:value-type="float">
            <text:p>1031.5453343078</text:p>
          </table:table-cell>
          <table:table-cell office:value-type="float" office:value="1033.96848520757" calcext:value-type="float">
            <text:p>1033.9684852076</text:p>
          </table:table-cell>
          <table:table-cell office:value-type="float" office:value="1010.00227771926" calcext:value-type="float">
            <text:p>1010.0022777193</text:p>
          </table:table-cell>
          <table:table-cell office:value-type="float" office:value="944.413829084465" calcext:value-type="float">
            <text:p>944.4138290845</text:p>
          </table:table-cell>
          <table:table-cell office:value-type="float" office:value="1000.99499689458" calcext:value-type="float">
            <text:p>1000.9949968946</text:p>
          </table:table-cell>
          <table:table-cell office:value-type="float" office:value="954.098542249383" calcext:value-type="float">
            <text:p>954.0985422494</text:p>
          </table:table-cell>
          <table:table-cell/>
          <table:table-cell table:formula="of:=[.B34]-[.C34]" office:value-type="float" office:value="-2.42315089975" calcext:value-type="float">
            <text:p>-2.4231508998</text:p>
          </table:table-cell>
          <table:table-cell table:formula="of:=[.D34]-[.E34]" office:value-type="float" office:value="65.588448634795" calcext:value-type="float">
            <text:p>65.5884486348</text:p>
          </table:table-cell>
          <table:table-cell table:formula="of:=[.F34]-[.G34]" office:value-type="float" office:value="46.8964546451971" calcext:value-type="float">
            <text:p>46.8964546452</text:p>
          </table:table-cell>
          <table:table-cell/>
          <table:table-cell table:formula="of:=AVERAGE([.I34:.K34])" office:value-type="float" office:value="36.687250793414" calcext:value-type="float">
            <text:p>36.6872507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6.01224117243" calcext:value-type="float">
            <text:p>1026.0122411724</text:p>
          </table:table-cell>
          <table:table-cell office:value-type="float" office:value="1015.80711468189" calcext:value-type="float">
            <text:p>1015.8071146819</text:p>
          </table:table-cell>
          <table:table-cell office:value-type="float" office:value="979.28470413209" calcext:value-type="float">
            <text:p>979.2847041321</text:p>
          </table:table-cell>
          <table:table-cell office:value-type="float" office:value="1013.64246403464" calcext:value-type="float">
            <text:p>1013.6424640346</text:p>
          </table:table-cell>
          <table:table-cell office:value-type="float" office:value="1036.1917373334" calcext:value-type="float">
            <text:p>1036.1917373334</text:p>
          </table:table-cell>
          <table:table-cell office:value-type="float" office:value="978.590784663539" calcext:value-type="float">
            <text:p>978.5907846635</text:p>
          </table:table-cell>
          <table:table-cell/>
          <table:table-cell table:formula="of:=[.B35]-[.C35]" office:value-type="float" office:value="10.2051264905401" calcext:value-type="float">
            <text:p>10.2051264905</text:p>
          </table:table-cell>
          <table:table-cell table:formula="of:=[.D35]-[.E35]" office:value-type="float" office:value="-34.35775990255" calcext:value-type="float">
            <text:p>-34.3577599026</text:p>
          </table:table-cell>
          <table:table-cell table:formula="of:=[.F35]-[.G35]" office:value-type="float" office:value="57.6009526698609" calcext:value-type="float">
            <text:p>57.6009526699</text:p>
          </table:table-cell>
          <table:table-cell/>
          <table:table-cell table:formula="of:=AVERAGE([.I35:.K35])" office:value-type="float" office:value="11.149439752617" calcext:value-type="float">
            <text:p>11.14943975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9.64849234558" calcext:value-type="float">
            <text:p>1039.6484923456</text:p>
          </table:table-cell>
          <table:table-cell office:value-type="float" office:value="1020.63494367626" calcext:value-type="float">
            <text:p>1020.6349436763</text:p>
          </table:table-cell>
          <table:table-cell office:value-type="float" office:value="929.391227297125" calcext:value-type="float">
            <text:p>929.3912272971</text:p>
          </table:table-cell>
          <table:table-cell office:value-type="float" office:value="864.309181345121" calcext:value-type="float">
            <text:p>864.3091813451</text:p>
          </table:table-cell>
          <table:table-cell office:value-type="float" office:value="959.14174003339" calcext:value-type="float">
            <text:p>959.1417400334</text:p>
          </table:table-cell>
          <table:table-cell office:value-type="float" office:value="942.451534683996" calcext:value-type="float">
            <text:p>942.451534684</text:p>
          </table:table-cell>
          <table:table-cell/>
          <table:table-cell table:formula="of:=[.B36]-[.C36]" office:value-type="float" office:value="19.01354866932" calcext:value-type="float">
            <text:p>19.0135486693</text:p>
          </table:table-cell>
          <table:table-cell table:formula="of:=[.D36]-[.E36]" office:value-type="float" office:value="65.082045952004" calcext:value-type="float">
            <text:p>65.082045952</text:p>
          </table:table-cell>
          <table:table-cell table:formula="of:=[.F36]-[.G36]" office:value-type="float" office:value="16.690205349394" calcext:value-type="float">
            <text:p>16.6902053494</text:p>
          </table:table-cell>
          <table:table-cell/>
          <table:table-cell table:formula="of:=AVERAGE([.I36:.K36])" office:value-type="float" office:value="33.595266656906" calcext:value-type="float">
            <text:p>33.5952666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4.23980942674" calcext:value-type="float">
            <text:p>1004.2398094267</text:p>
          </table:table-cell>
          <table:table-cell office:value-type="float" office:value="1045.37411988894" calcext:value-type="float">
            <text:p>1045.3741198889</text:p>
          </table:table-cell>
          <table:table-cell office:value-type="float" office:value="990.753164354766" calcext:value-type="float">
            <text:p>990.7531643548</text:p>
          </table:table-cell>
          <table:table-cell office:value-type="float" office:value="991.051621590151" calcext:value-type="float">
            <text:p>991.0516215902</text:p>
          </table:table-cell>
          <table:table-cell office:value-type="float" office:value="1060.65703423472" calcext:value-type="float">
            <text:p>1060.6570342347</text:p>
          </table:table-cell>
          <table:table-cell office:value-type="float" office:value="938.350347546136" calcext:value-type="float">
            <text:p>938.3503475461</text:p>
          </table:table-cell>
          <table:table-cell/>
          <table:table-cell table:formula="of:=[.B37]-[.C37]" office:value-type="float" office:value="-41.1343104622" calcext:value-type="float">
            <text:p>-41.1343104622</text:p>
          </table:table-cell>
          <table:table-cell table:formula="of:=[.D37]-[.E37]" office:value-type="float" office:value="-0.298457235384944" calcext:value-type="float">
            <text:p>-0.2984572354</text:p>
          </table:table-cell>
          <table:table-cell table:formula="of:=[.F37]-[.G37]" office:value-type="float" office:value="122.306686688584" calcext:value-type="float">
            <text:p>122.3066866886</text:p>
          </table:table-cell>
          <table:table-cell/>
          <table:table-cell table:formula="of:=AVERAGE([.I37:.K37])" office:value-type="float" office:value="26.9579729969997" calcext:value-type="float">
            <text:p>26.9579729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1.805581292688" calcext:value-type="float">
            <text:p>971.8055812927</text:p>
          </table:table-cell>
          <table:table-cell office:value-type="float" office:value="1057.62486311565" calcext:value-type="float">
            <text:p>1057.6248631157</text:p>
          </table:table-cell>
          <table:table-cell office:value-type="float" office:value="982.852370671472" calcext:value-type="float">
            <text:p>982.8523706715</text:p>
          </table:table-cell>
          <table:table-cell office:value-type="float" office:value="968.813846289409" calcext:value-type="float">
            <text:p>968.8138462894</text:p>
          </table:table-cell>
          <table:table-cell office:value-type="float" office:value="938.728049220602" calcext:value-type="float">
            <text:p>938.7280492206</text:p>
          </table:table-cell>
          <table:table-cell office:value-type="float" office:value="923.699762774594" calcext:value-type="float">
            <text:p>923.6997627746</text:p>
          </table:table-cell>
          <table:table-cell/>
          <table:table-cell table:formula="of:=[.B38]-[.C38]" office:value-type="float" office:value="-85.819281822962" calcext:value-type="float">
            <text:p>-85.819281823</text:p>
          </table:table-cell>
          <table:table-cell table:formula="of:=[.D38]-[.E38]" office:value-type="float" office:value="14.0385243820631" calcext:value-type="float">
            <text:p>14.0385243821</text:p>
          </table:table-cell>
          <table:table-cell table:formula="of:=[.F38]-[.G38]" office:value-type="float" office:value="15.028286446008" calcext:value-type="float">
            <text:p>15.028286446</text:p>
          </table:table-cell>
          <table:table-cell/>
          <table:table-cell table:formula="of:=AVERAGE([.I38:.K38])" office:value-type="float" office:value="-18.9174903316303" calcext:value-type="float">
            <text:p>-18.91749033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3.27256618086" calcext:value-type="float">
            <text:p>1033.2725661809</text:p>
          </table:table-cell>
          <table:table-cell office:value-type="float" office:value="1018.07799324036" calcext:value-type="float">
            <text:p>1018.0779932404</text:p>
          </table:table-cell>
          <table:table-cell office:value-type="float" office:value="1043.00170387723" calcext:value-type="float">
            <text:p>1043.0017038772</text:p>
          </table:table-cell>
          <table:table-cell office:value-type="float" office:value="980.39455346209" calcext:value-type="float">
            <text:p>980.3945534621</text:p>
          </table:table-cell>
          <table:table-cell office:value-type="float" office:value="984.505120442692" calcext:value-type="float">
            <text:p>984.5051204427</text:p>
          </table:table-cell>
          <table:table-cell office:value-type="float" office:value="967.930322510172" calcext:value-type="float">
            <text:p>967.9303225102</text:p>
          </table:table-cell>
          <table:table-cell/>
          <table:table-cell table:formula="of:=[.B39]-[.C39]" office:value-type="float" office:value="15.1945729404999" calcext:value-type="float">
            <text:p>15.1945729405</text:p>
          </table:table-cell>
          <table:table-cell table:formula="of:=[.D39]-[.E39]" office:value-type="float" office:value="62.60715041514" calcext:value-type="float">
            <text:p>62.6071504151</text:p>
          </table:table-cell>
          <table:table-cell table:formula="of:=[.F39]-[.G39]" office:value-type="float" office:value="16.57479793252" calcext:value-type="float">
            <text:p>16.5747979325</text:p>
          </table:table-cell>
          <table:table-cell/>
          <table:table-cell table:formula="of:=AVERAGE([.I39:.K39])" office:value-type="float" office:value="31.4588404293867" calcext:value-type="float">
            <text:p>31.4588404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2.06434295103" calcext:value-type="float">
            <text:p>1032.064342951</text:p>
          </table:table-cell>
          <table:table-cell office:value-type="float" office:value="1035.8581324343" calcext:value-type="float">
            <text:p>1035.8581324343</text:p>
          </table:table-cell>
          <table:table-cell office:value-type="float" office:value="983.341528934404" calcext:value-type="float">
            <text:p>983.3415289344</text:p>
          </table:table-cell>
          <table:table-cell office:value-type="float" office:value="1001.15547397843" calcext:value-type="float">
            <text:p>1001.1554739784</text:p>
          </table:table-cell>
          <table:table-cell office:value-type="float" office:value="924.483970239496" calcext:value-type="float">
            <text:p>924.4839702395</text:p>
          </table:table-cell>
          <table:table-cell office:value-type="float" office:value="981.344106896259" calcext:value-type="float">
            <text:p>981.3441068963</text:p>
          </table:table-cell>
          <table:table-cell/>
          <table:table-cell table:formula="of:=[.B40]-[.C40]" office:value-type="float" office:value="-3.79378948326985" calcext:value-type="float">
            <text:p>-3.7937894833</text:p>
          </table:table-cell>
          <table:table-cell table:formula="of:=[.D40]-[.E40]" office:value-type="float" office:value="-17.813945044026" calcext:value-type="float">
            <text:p>-17.813945044</text:p>
          </table:table-cell>
          <table:table-cell table:formula="of:=[.F40]-[.G40]" office:value-type="float" office:value="-56.860136656763" calcext:value-type="float">
            <text:p>-56.8601366568</text:p>
          </table:table-cell>
          <table:table-cell/>
          <table:table-cell table:style-name="ce3" table:formula="of:=AVERAGE([.I40:.K40])" office:value-type="float" office:value="-26.1559570613529" calcext:value-type="float">
            <text:p>-26.15595706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9.06951011868" calcext:value-type="float">
            <text:p>1019.0695101187</text:p>
          </table:table-cell>
          <table:table-cell office:value-type="float" office:value="1047.22683264181" calcext:value-type="float">
            <text:p>1047.2268326418</text:p>
          </table:table-cell>
          <table:table-cell office:value-type="float" office:value="985.733506218663" calcext:value-type="float">
            <text:p>985.7335062187</text:p>
          </table:table-cell>
          <table:table-cell office:value-type="float" office:value="1017.26258992674" calcext:value-type="float">
            <text:p>1017.2625899267</text:p>
          </table:table-cell>
          <table:table-cell office:value-type="float" office:value="966.851141522539" calcext:value-type="float">
            <text:p>966.8511415225</text:p>
          </table:table-cell>
          <table:table-cell office:value-type="float" office:value="876.221165728567" calcext:value-type="float">
            <text:p>876.2211657286</text:p>
          </table:table-cell>
          <table:table-cell/>
          <table:table-cell table:formula="of:=[.B41]-[.C41]" office:value-type="float" office:value="-28.15732252313" calcext:value-type="float">
            <text:p>-28.1573225231</text:p>
          </table:table-cell>
          <table:table-cell table:formula="of:=[.D41]-[.E41]" office:value-type="float" office:value="-31.529083708077" calcext:value-type="float">
            <text:p>-31.5290837081</text:p>
          </table:table-cell>
          <table:table-cell table:formula="of:=[.F41]-[.G41]" office:value-type="float" office:value="90.629975793972" calcext:value-type="float">
            <text:p>90.629975794</text:p>
          </table:table-cell>
          <table:table-cell/>
          <table:table-cell table:formula="of:=AVERAGE([.I41:.K41])" office:value-type="float" office:value="10.3145231875883" calcext:value-type="float">
            <text:p>10.31452318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3.931981808692" calcext:value-type="float">
            <text:p>953.9319818087</text:p>
          </table:table-cell>
          <table:table-cell office:value-type="float" office:value="995.807891781445" calcext:value-type="float">
            <text:p>995.8078917814</text:p>
          </table:table-cell>
          <table:table-cell office:value-type="float" office:value="956.008474864203" calcext:value-type="float">
            <text:p>956.0084748642</text:p>
          </table:table-cell>
          <table:table-cell office:value-type="float" office:value="986.308068243335" calcext:value-type="float">
            <text:p>986.3080682433</text:p>
          </table:table-cell>
          <table:table-cell office:value-type="float" office:value="987.641302726844" calcext:value-type="float">
            <text:p>987.6413027268</text:p>
          </table:table-cell>
          <table:table-cell office:value-type="float" office:value="891.389225029377" calcext:value-type="float">
            <text:p>891.3892250294</text:p>
          </table:table-cell>
          <table:table-cell/>
          <table:table-cell table:formula="of:=[.B42]-[.C42]" office:value-type="float" office:value="-41.8759099727531" calcext:value-type="float">
            <text:p>-41.8759099728</text:p>
          </table:table-cell>
          <table:table-cell table:formula="of:=[.D42]-[.E42]" office:value-type="float" office:value="-30.299593379132" calcext:value-type="float">
            <text:p>-30.2995933791</text:p>
          </table:table-cell>
          <table:table-cell table:formula="of:=[.F42]-[.G42]" office:value-type="float" office:value="96.2520776974669" calcext:value-type="float">
            <text:p>96.2520776975</text:p>
          </table:table-cell>
          <table:table-cell/>
          <table:table-cell table:formula="of:=AVERAGE([.I42:.K42])" office:value-type="float" office:value="8.02552478186059" calcext:value-type="float">
            <text:p>8.0255247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8.92198499925" calcext:value-type="float">
            <text:p>1008.9219849993</text:p>
          </table:table-cell>
          <table:table-cell office:value-type="float" office:value="1070.11647915997" calcext:value-type="float">
            <text:p>1070.11647916</text:p>
          </table:table-cell>
          <table:table-cell office:value-type="float" office:value="1012.0910290836" calcext:value-type="float">
            <text:p>1012.0910290836</text:p>
          </table:table-cell>
          <table:table-cell office:value-type="float" office:value="1029.18766126983" calcext:value-type="float">
            <text:p>1029.1876612698</text:p>
          </table:table-cell>
          <table:table-cell office:value-type="float" office:value="955.65119172129" calcext:value-type="float">
            <text:p>955.6511917213</text:p>
          </table:table-cell>
          <table:table-cell office:value-type="float" office:value="968.029808162094" calcext:value-type="float">
            <text:p>968.0298081621</text:p>
          </table:table-cell>
          <table:table-cell/>
          <table:table-cell table:formula="of:=[.B43]-[.C43]" office:value-type="float" office:value="-61.19449416072" calcext:value-type="float">
            <text:p>-61.1944941607</text:p>
          </table:table-cell>
          <table:table-cell table:formula="of:=[.D43]-[.E43]" office:value-type="float" office:value="-17.09663218623" calcext:value-type="float">
            <text:p>-17.0966321862</text:p>
          </table:table-cell>
          <table:table-cell table:formula="of:=[.F43]-[.G43]" office:value-type="float" office:value="-12.378616440804" calcext:value-type="float">
            <text:p>-12.3786164408</text:p>
          </table:table-cell>
          <table:table-cell/>
          <table:table-cell table:formula="of:=AVERAGE([.I43:.K43])" office:value-type="float" office:value="-30.223247595918" calcext:value-type="float">
            <text:p>-30.22324759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9.40353939853" calcext:value-type="float">
            <text:p>1039.4035393985</text:p>
          </table:table-cell>
          <table:table-cell office:value-type="float" office:value="1019.94362816698" calcext:value-type="float">
            <text:p>1019.943628167</text:p>
          </table:table-cell>
          <table:table-cell office:value-type="float" office:value="1006.72261450309" calcext:value-type="float">
            <text:p>1006.7226145031</text:p>
          </table:table-cell>
          <table:table-cell office:value-type="float" office:value="984.140472976277" calcext:value-type="float">
            <text:p>984.1404729763</text:p>
          </table:table-cell>
          <table:table-cell office:value-type="float" office:value="924.442982234251" calcext:value-type="float">
            <text:p>924.4429822343</text:p>
          </table:table-cell>
          <table:table-cell office:value-type="float" office:value="942.965369558947" calcext:value-type="float">
            <text:p>942.9653695589</text:p>
          </table:table-cell>
          <table:table-cell/>
          <table:table-cell table:formula="of:=[.B44]-[.C44]" office:value-type="float" office:value="19.45991123155" calcext:value-type="float">
            <text:p>19.4599112316</text:p>
          </table:table-cell>
          <table:table-cell table:formula="of:=[.D44]-[.E44]" office:value-type="float" office:value="22.582141526813" calcext:value-type="float">
            <text:p>22.5821415268</text:p>
          </table:table-cell>
          <table:table-cell table:formula="of:=[.F44]-[.G44]" office:value-type="float" office:value="-18.5223873246961" calcext:value-type="float">
            <text:p>-18.5223873247</text:p>
          </table:table-cell>
          <table:table-cell/>
          <table:table-cell table:formula="of:=AVERAGE([.I44:.K44])" office:value-type="float" office:value="7.83988847788896" calcext:value-type="float">
            <text:p>7.83988847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4.9572089296" calcext:value-type="float">
            <text:p>1014.9572089296</text:p>
          </table:table-cell>
          <table:table-cell office:value-type="float" office:value="1014.34409826084" calcext:value-type="float">
            <text:p>1014.3440982608</text:p>
          </table:table-cell>
          <table:table-cell office:value-type="float" office:value="1016.95240048806" calcext:value-type="float">
            <text:p>1016.9524004881</text:p>
          </table:table-cell>
          <table:table-cell office:value-type="float" office:value="958.312971573927" calcext:value-type="float">
            <text:p>958.3129715739</text:p>
          </table:table-cell>
          <table:table-cell office:value-type="float" office:value="1001.18066780599" calcext:value-type="float">
            <text:p>1001.180667806</text:p>
          </table:table-cell>
          <table:table-cell office:value-type="float" office:value="944.998261602296" calcext:value-type="float">
            <text:p>944.9982616023</text:p>
          </table:table-cell>
          <table:table-cell/>
          <table:table-cell table:formula="of:=[.B45]-[.C45]" office:value-type="float" office:value="0.613110668759987" calcext:value-type="float">
            <text:p>0.6131106688</text:p>
          </table:table-cell>
          <table:table-cell table:formula="of:=[.D45]-[.E45]" office:value-type="float" office:value="58.639428914133" calcext:value-type="float">
            <text:p>58.6394289141</text:p>
          </table:table-cell>
          <table:table-cell table:formula="of:=[.F45]-[.G45]" office:value-type="float" office:value="56.182406203694" calcext:value-type="float">
            <text:p>56.1824062037</text:p>
          </table:table-cell>
          <table:table-cell/>
          <table:table-cell table:formula="of:=AVERAGE([.I45:.K45])" office:value-type="float" office:value="38.4783152621956" calcext:value-type="float">
            <text:p>38.47831526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1.44542751443" calcext:value-type="float">
            <text:p>1041.4454275144</text:p>
          </table:table-cell>
          <table:table-cell office:value-type="float" office:value="965.88290434655" calcext:value-type="float">
            <text:p>965.8829043466</text:p>
          </table:table-cell>
          <table:table-cell office:value-type="float" office:value="991.024885074606" calcext:value-type="float">
            <text:p>991.0248850746</text:p>
          </table:table-cell>
          <table:table-cell office:value-type="float" office:value="987.25654128815" calcext:value-type="float">
            <text:p>987.2565412882</text:p>
          </table:table-cell>
          <table:table-cell office:value-type="float" office:value="988.390862625198" calcext:value-type="float">
            <text:p>988.3908626252</text:p>
          </table:table-cell>
          <table:table-cell office:value-type="float" office:value="965.963011039601" calcext:value-type="float">
            <text:p>965.9630110396</text:p>
          </table:table-cell>
          <table:table-cell/>
          <table:table-cell table:formula="of:=[.B46]-[.C46]" office:value-type="float" office:value="75.56252316788" calcext:value-type="float">
            <text:p>75.5625231679</text:p>
          </table:table-cell>
          <table:table-cell table:formula="of:=[.D46]-[.E46]" office:value-type="float" office:value="3.76834378645606" calcext:value-type="float">
            <text:p>3.7683437865</text:p>
          </table:table-cell>
          <table:table-cell table:formula="of:=[.F46]-[.G46]" office:value-type="float" office:value="22.427851585597" calcext:value-type="float">
            <text:p>22.4278515856</text:p>
          </table:table-cell>
          <table:table-cell/>
          <table:table-cell table:formula="of:=AVERAGE([.I46:.K46])" office:value-type="float" office:value="33.9195728466443" calcext:value-type="float">
            <text:p>33.9195728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3.74845789798" calcext:value-type="float">
            <text:p>1033.748457898</text:p>
          </table:table-cell>
          <table:table-cell office:value-type="float" office:value="986.523771967089" calcext:value-type="float">
            <text:p>986.5237719671</text:p>
          </table:table-cell>
          <table:table-cell office:value-type="float" office:value="1004.48121069712" calcext:value-type="float">
            <text:p>1004.4812106971</text:p>
          </table:table-cell>
          <table:table-cell office:value-type="float" office:value="968.244507089726" calcext:value-type="float">
            <text:p>968.2445070897</text:p>
          </table:table-cell>
          <table:table-cell office:value-type="float" office:value="892.171063617136" calcext:value-type="float">
            <text:p>892.1710636171</text:p>
          </table:table-cell>
          <table:table-cell office:value-type="float" office:value="975.738911537719" calcext:value-type="float">
            <text:p>975.7389115377</text:p>
          </table:table-cell>
          <table:table-cell/>
          <table:table-cell table:formula="of:=[.B47]-[.C47]" office:value-type="float" office:value="47.2246859308909" calcext:value-type="float">
            <text:p>47.2246859309</text:p>
          </table:table-cell>
          <table:table-cell table:formula="of:=[.D47]-[.E47]" office:value-type="float" office:value="36.236703607394" calcext:value-type="float">
            <text:p>36.2367036074</text:p>
          </table:table-cell>
          <table:table-cell table:formula="of:=[.F47]-[.G47]" office:value-type="float" office:value="-83.567847920583" calcext:value-type="float">
            <text:p>-83.5678479206</text:p>
          </table:table-cell>
          <table:table-cell/>
          <table:table-cell table:formula="of:=AVERAGE([.I47:.K47])" office:value-type="float" office:value="-0.0354861274326671" calcext:value-type="float">
            <text:p>-0.03548612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0.74889133775" calcext:value-type="float">
            <text:p>1020.7488913378</text:p>
          </table:table-cell>
          <table:table-cell office:value-type="float" office:value="1030.32650094833" calcext:value-type="float">
            <text:p>1030.3265009483</text:p>
          </table:table-cell>
          <table:table-cell office:value-type="float" office:value="1000.8037888552" calcext:value-type="float">
            <text:p>1000.8037888552</text:p>
          </table:table-cell>
          <table:table-cell office:value-type="float" office:value="1036.62551764025" calcext:value-type="float">
            <text:p>1036.6255176403</text:p>
          </table:table-cell>
          <table:table-cell office:value-type="float" office:value="959.034700575309" calcext:value-type="float">
            <text:p>959.0347005753</text:p>
          </table:table-cell>
          <table:table-cell office:value-type="float" office:value="973.379438862033" calcext:value-type="float">
            <text:p>973.379438862</text:p>
          </table:table-cell>
          <table:table-cell/>
          <table:table-cell table:formula="of:=[.B48]-[.C48]" office:value-type="float" office:value="-9.57760961058" calcext:value-type="float">
            <text:p>-9.5776096106</text:p>
          </table:table-cell>
          <table:table-cell table:formula="of:=[.D48]-[.E48]" office:value-type="float" office:value="-35.8217287850501" calcext:value-type="float">
            <text:p>-35.8217287851</text:p>
          </table:table-cell>
          <table:table-cell table:formula="of:=[.F48]-[.G48]" office:value-type="float" office:value="-14.344738286724" calcext:value-type="float">
            <text:p>-14.3447382867</text:p>
          </table:table-cell>
          <table:table-cell/>
          <table:table-cell table:style-name="ce3" table:formula="of:=AVERAGE([.I48:.K48])" office:value-type="float" office:value="-19.9146922274514" calcext:value-type="float">
            <text:p>-19.9146922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9.5141158443" calcext:value-type="float">
            <text:p>1039.5141158443</text:p>
          </table:table-cell>
          <table:table-cell office:value-type="float" office:value="993.801333785149" calcext:value-type="float">
            <text:p>993.8013337851</text:p>
          </table:table-cell>
          <table:table-cell office:value-type="float" office:value="1055.45069207365" calcext:value-type="float">
            <text:p>1055.4506920737</text:p>
          </table:table-cell>
          <table:table-cell office:value-type="float" office:value="988.192759789003" calcext:value-type="float">
            <text:p>988.192759789</text:p>
          </table:table-cell>
          <table:table-cell office:value-type="float" office:value="979.478678076099" calcext:value-type="float">
            <text:p>979.4786780761</text:p>
          </table:table-cell>
          <table:table-cell office:value-type="float" office:value="920.756717738522" calcext:value-type="float">
            <text:p>920.7567177385</text:p>
          </table:table-cell>
          <table:table-cell/>
          <table:table-cell table:formula="of:=[.B49]-[.C49]" office:value-type="float" office:value="45.712782059151" calcext:value-type="float">
            <text:p>45.7127820592</text:p>
          </table:table-cell>
          <table:table-cell table:formula="of:=[.D49]-[.E49]" office:value-type="float" office:value="67.257932284647" calcext:value-type="float">
            <text:p>67.2579322846</text:p>
          </table:table-cell>
          <table:table-cell table:formula="of:=[.F49]-[.G49]" office:value-type="float" office:value="58.721960337577" calcext:value-type="float">
            <text:p>58.7219603376</text:p>
          </table:table-cell>
          <table:table-cell/>
          <table:table-cell table:formula="of:=AVERAGE([.I49:.K49])" office:value-type="float" office:value="57.2308915604583" calcext:value-type="float">
            <text:p>57.23089156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0.49711503825" calcext:value-type="float">
            <text:p>1050.4971150383</text:p>
          </table:table-cell>
          <table:table-cell office:value-type="float" office:value="985.347926397215" calcext:value-type="float">
            <text:p>985.3479263972</text:p>
          </table:table-cell>
          <table:table-cell office:value-type="float" office:value="1003.91338329938" calcext:value-type="float">
            <text:p>1003.9133832994</text:p>
          </table:table-cell>
          <table:table-cell office:value-type="float" office:value="1025.37663122785" calcext:value-type="float">
            <text:p>1025.3766312279</text:p>
          </table:table-cell>
          <table:table-cell office:value-type="float" office:value="982.984310660403" calcext:value-type="float">
            <text:p>982.9843106604</text:p>
          </table:table-cell>
          <table:table-cell office:value-type="float" office:value="970.471755810703" calcext:value-type="float">
            <text:p>970.4717558107</text:p>
          </table:table-cell>
          <table:table-cell/>
          <table:table-cell table:formula="of:=[.B50]-[.C50]" office:value-type="float" office:value="65.149188641035" calcext:value-type="float">
            <text:p>65.149188641</text:p>
          </table:table-cell>
          <table:table-cell table:formula="of:=[.D50]-[.E50]" office:value-type="float" office:value="-21.4632479284701" calcext:value-type="float">
            <text:p>-21.4632479285</text:p>
          </table:table-cell>
          <table:table-cell table:formula="of:=[.F50]-[.G50]" office:value-type="float" office:value="12.5125548497" calcext:value-type="float">
            <text:p>12.5125548497</text:p>
          </table:table-cell>
          <table:table-cell/>
          <table:table-cell table:formula="of:=AVERAGE([.I50:.K50])" office:value-type="float" office:value="18.7328318540883" calcext:value-type="float">
            <text:p>18.73283185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0.15600692457" calcext:value-type="float">
            <text:p>1020.1560069246</text:p>
          </table:table-cell>
          <table:table-cell office:value-type="float" office:value="999.352898854337" calcext:value-type="float">
            <text:p>999.3528988543</text:p>
          </table:table-cell>
          <table:table-cell office:value-type="float" office:value="965.355208231559" calcext:value-type="float">
            <text:p>965.3552082316</text:p>
          </table:table-cell>
          <table:table-cell office:value-type="float" office:value="968.169660184241" calcext:value-type="float">
            <text:p>968.1696601842</text:p>
          </table:table-cell>
          <table:table-cell office:value-type="float" office:value="943.455527737659" calcext:value-type="float">
            <text:p>943.4555277377</text:p>
          </table:table-cell>
          <table:table-cell office:value-type="float" office:value="936.625749104811" calcext:value-type="float">
            <text:p>936.6257491048</text:p>
          </table:table-cell>
          <table:table-cell/>
          <table:table-cell table:formula="of:=[.B51]-[.C51]" office:value-type="float" office:value="20.803108070233" calcext:value-type="float">
            <text:p>20.8031080702</text:p>
          </table:table-cell>
          <table:table-cell table:formula="of:=[.D51]-[.E51]" office:value-type="float" office:value="-2.81445195268202" calcext:value-type="float">
            <text:p>-2.8144519527</text:p>
          </table:table-cell>
          <table:table-cell table:formula="of:=[.F51]-[.G51]" office:value-type="float" office:value="6.82977863284805" calcext:value-type="float">
            <text:p>6.8297786328</text:p>
          </table:table-cell>
          <table:table-cell/>
          <table:table-cell table:formula="of:=AVERAGE([.I51:.K51])" office:value-type="float" office:value="8.27281158346633" calcext:value-type="float">
            <text:p>8.27281158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3.63467575643" calcext:value-type="float">
            <text:p>1043.6346757564</text:p>
          </table:table-cell>
          <table:table-cell office:value-type="float" office:value="1026.60643430765" calcext:value-type="float">
            <text:p>1026.6064343077</text:p>
          </table:table-cell>
          <table:table-cell office:value-type="float" office:value="1020.37020285105" calcext:value-type="float">
            <text:p>1020.3702028511</text:p>
          </table:table-cell>
          <table:table-cell office:value-type="float" office:value="992.028570254692" calcext:value-type="float">
            <text:p>992.0285702547</text:p>
          </table:table-cell>
          <table:table-cell office:value-type="float" office:value="1017.68499654108" calcext:value-type="float">
            <text:p>1017.6849965411</text:p>
          </table:table-cell>
          <table:table-cell office:value-type="float" office:value="942.330159891952" calcext:value-type="float">
            <text:p>942.330159892</text:p>
          </table:table-cell>
          <table:table-cell/>
          <table:table-cell table:formula="of:=[.B52]-[.C52]" office:value-type="float" office:value="17.0282414487799" calcext:value-type="float">
            <text:p>17.0282414488</text:p>
          </table:table-cell>
          <table:table-cell table:formula="of:=[.D52]-[.E52]" office:value-type="float" office:value="28.341632596358" calcext:value-type="float">
            <text:p>28.3416325964</text:p>
          </table:table-cell>
          <table:table-cell table:formula="of:=[.F52]-[.G52]" office:value-type="float" office:value="75.3548366491279" calcext:value-type="float">
            <text:p>75.3548366491</text:p>
          </table:table-cell>
          <table:table-cell/>
          <table:table-cell table:formula="of:=AVERAGE([.I52:.K52])" office:value-type="float" office:value="40.2415702314219" calcext:value-type="float">
            <text:p>40.2415702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3.33166759011" calcext:value-type="float">
            <text:p>1043.3316675901</text:p>
          </table:table-cell>
          <table:table-cell office:value-type="float" office:value="1004.79743212249" calcext:value-type="float">
            <text:p>1004.7974321225</text:p>
          </table:table-cell>
          <table:table-cell office:value-type="float" office:value="935.321366965018" calcext:value-type="float">
            <text:p>935.321366965</text:p>
          </table:table-cell>
          <table:table-cell office:value-type="float" office:value="970.96566523195" calcext:value-type="float">
            <text:p>970.965665232</text:p>
          </table:table-cell>
          <table:table-cell office:value-type="float" office:value="919.943025743943" calcext:value-type="float">
            <text:p>919.9430257439</text:p>
          </table:table-cell>
          <table:table-cell office:value-type="float" office:value="948.515957103197" calcext:value-type="float">
            <text:p>948.5159571032</text:p>
          </table:table-cell>
          <table:table-cell/>
          <table:table-cell table:formula="of:=[.B53]-[.C53]" office:value-type="float" office:value="38.5342354676201" calcext:value-type="float">
            <text:p>38.5342354676</text:p>
          </table:table-cell>
          <table:table-cell table:formula="of:=[.D53]-[.E53]" office:value-type="float" office:value="-35.644298266932" calcext:value-type="float">
            <text:p>-35.6442982669</text:p>
          </table:table-cell>
          <table:table-cell table:formula="of:=[.F53]-[.G53]" office:value-type="float" office:value="-28.572931359254" calcext:value-type="float">
            <text:p>-28.5729313593</text:p>
          </table:table-cell>
          <table:table-cell/>
          <table:table-cell table:formula="of:=AVERAGE([.I53:.K53])" office:value-type="float" office:value="-8.56099805285529" calcext:value-type="float">
            <text:p>-8.56099805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AVERAGE([.B4:.B53])" office:value-type="float" office:value="1021.14505579187" calcext:value-type="float">
            <text:p>1021.1450557919</text:p>
          </table:table-cell>
          <table:table-cell table:formula="of:=AVERAGE([.C4:.C53])" office:value-type="float" office:value="1017.23972793453" calcext:value-type="float">
            <text:p>1017.2397279345</text:p>
          </table:table-cell>
          <table:table-cell table:formula="of:=AVERAGE([.D4:.D53])" office:value-type="float" office:value="997.854669237191" calcext:value-type="float">
            <text:p>997.8546692372</text:p>
          </table:table-cell>
          <table:table-cell table:formula="of:=AVERAGE([.E4:.E53])" office:value-type="float" office:value="983.86217665595" calcext:value-type="float">
            <text:p>983.862176656</text:p>
          </table:table-cell>
          <table:table-cell table:formula="of:=AVERAGE([.F4:.F53])" office:value-type="float" office:value="973.924774079073" calcext:value-type="float">
            <text:p>973.9247740791</text:p>
          </table:table-cell>
          <table:table-cell table:formula="of:=AVERAGE([.G4:.G53])" office:value-type="float" office:value="948.403249830718" calcext:value-type="float">
            <text:p>948.4032498307</text:p>
          </table:table-cell>
          <table:table-cell/>
          <table:table-cell table:formula="of:=AVERAGE([.I4:.I53])" office:value-type="float" office:value="3.90532785734807" calcext:value-type="float">
            <text:p>3.9053278573</text:p>
          </table:table-cell>
          <table:table-cell table:formula="of:=AVERAGE([.J4:.J53])" office:value-type="float" office:value="13.9924925812403" calcext:value-type="float">
            <text:p>13.9924925812</text:p>
          </table:table-cell>
          <table:table-cell table:formula="of:=AVERAGE([.K4:.K53])" office:value-type="float" office:value="25.5215242483556" calcext:value-type="float">
            <text:p>25.5215242484</text:p>
          </table:table-cell>
          <table:table-cell table:number-columns-repeated="2"/>
        </table:table-row>
        <table:table-row table:style-name="ro1">
          <table:table-cell/>
          <table:table-cell table:formula="of:=STDEV([.B4:.B53])" office:value-type="float" office:value="27.4259685480946" calcext:value-type="float">
            <text:p>27.4259685481</text:p>
          </table:table-cell>
          <table:table-cell table:formula="of:=STDEV([.C4:.C53])" office:value-type="float" office:value="24.3011313049486" calcext:value-type="float">
            <text:p>24.3011313049</text:p>
          </table:table-cell>
          <table:table-cell table:formula="of:=STDEV([.D4:.D53])" office:value-type="float" office:value="28.6526918394632" calcext:value-type="float">
            <text:p>28.6526918395</text:p>
          </table:table-cell>
          <table:table-cell table:formula="of:=STDEV([.E4:.E53])" office:value-type="float" office:value="30.0335885451263" calcext:value-type="float">
            <text:p>30.0335885451</text:p>
          </table:table-cell>
          <table:table-cell table:formula="of:=STDEV([.F4:.F53])" office:value-type="float" office:value="35.7623187528137" calcext:value-type="float">
            <text:p>35.7623187528</text:p>
          </table:table-cell>
          <table:table-cell table:formula="of:=STDEV([.G4:.G53])" office:value-type="float" office:value="27.7868593958805" calcext:value-type="float">
            <text:p>27.7868593959</text:p>
          </table:table-cell>
          <table:table-cell/>
          <table:table-cell table:formula="of:=STDEV([.I4:.I53])" office:value-type="float" office:value="37.8164181254217" calcext:value-type="float">
            <text:p>37.8164181254</text:p>
          </table:table-cell>
          <table:table-cell table:formula="of:=STDEV([.J4:.J53])" office:value-type="float" office:value="33.4835149234704" calcext:value-type="float">
            <text:p>33.4835149235</text:p>
          </table:table-cell>
          <table:table-cell table:formula="of:=STDEV([.K4:.K53])" office:value-type="float" office:value="48.778174772732" calcext:value-type="float">
            <text:p>48.77817477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MEDIAN([.I4:.I53])" office:value-type="float" office:value="6.64770361386996" calcext:value-type="float">
            <text:p>6.6477036139</text:p>
          </table:table-cell>
          <table:table-cell table:formula="of:=MEDIAN([.J4:.J53])" office:value-type="float" office:value="14.2189823311281" calcext:value-type="float">
            <text:p>14.2189823311</text:p>
          </table:table-cell>
          <table:table-cell table:formula="of:=MEDIAN([.K4:.K53])" office:value-type="float" office:value="23.8250142896135" calcext:value-type="float">
            <text:p>23.8250142896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aps 5 and 28 are worst performance- investigate</text:p>
          </table:table-cell>
        </table:table-row>
      </table:table>
      <table:table table:name="recore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Budget</text:p>
          </table:table-cell>
          <table:covered-table-cell table:number-columns-repeated="5" table:style-name="ce1"/>
          <table:table-cell/>
          <table:table-cell table:style-name="ce2" office:value-type="string" calcext:value-type="string" table:number-columns-spanned="3" table:number-rows-spanned="1">
            <text:p>Performance difference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Map number</text:p>
          </table:table-cell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" office:value-type="float" office:value="75" calcext:value-type="float" table:number-columns-spanned="2" table:number-rows-spanned="1">
            <text:p>75</text:p>
          </table:table-cell>
          <table:covered-table-cell table:style-name="ce1"/>
          <table:table-cell table:style-name="ce2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.330955366561" calcext:value-type="float">
            <text:p>416.3309553666</text:p>
          </table:table-cell>
          <table:table-cell office:value-type="float" office:value="381.599672304353" calcext:value-type="float">
            <text:p>381.5996723044</text:p>
          </table:table-cell>
          <table:table-cell office:value-type="float" office:value="412.66789565889" calcext:value-type="float">
            <text:p>412.6678956589</text:p>
          </table:table-cell>
          <table:table-cell office:value-type="float" office:value="402.036576515484" calcext:value-type="float">
            <text:p>402.0365765155</text:p>
          </table:table-cell>
          <table:table-cell office:value-type="float" office:value="423.821186913504" calcext:value-type="float">
            <text:p>423.8211869135</text:p>
          </table:table-cell>
          <table:table-cell office:value-type="float" office:value="456.265619428237" calcext:value-type="float">
            <text:p>456.2656194282</text:p>
          </table:table-cell>
          <table:table-cell/>
          <table:table-cell table:formula="of:=[.C4]-[.B4]" office:value-type="float" office:value="-34.731283062208" calcext:value-type="float">
            <text:p>-34.7312830622</text:p>
          </table:table-cell>
          <table:table-cell table:formula="of:=[.E4]-[.D4]" office:value-type="float" office:value="-10.631319143406" calcext:value-type="float">
            <text:p>-10.6313191434</text:p>
          </table:table-cell>
          <table:table-cell table:formula="of:=[.G4]-[.F4]" office:value-type="float" office:value="32.444432514733" calcext:value-type="float">
            <text:p>32.4444325147</text:p>
          </table:table-cell>
          <table:table-cell/>
          <table:table-cell table:formula="of:=AVERAGE([.I4:.K4])" office:value-type="float" office:value="-4.30605656362699" calcext:value-type="float">
            <text:p>-4.3060565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.453550960982" calcext:value-type="float">
            <text:p>392.453550961</text:p>
          </table:table-cell>
          <table:table-cell office:value-type="float" office:value="381.062511115163" calcext:value-type="float">
            <text:p>381.0625111152</text:p>
          </table:table-cell>
          <table:table-cell office:value-type="float" office:value="404.730285341311" calcext:value-type="float">
            <text:p>404.7302853413</text:p>
          </table:table-cell>
          <table:table-cell office:value-type="float" office:value="430.649552215907" calcext:value-type="float">
            <text:p>430.6495522159</text:p>
          </table:table-cell>
          <table:table-cell office:value-type="float" office:value="441.6757701286" calcext:value-type="float">
            <text:p>441.6757701286</text:p>
          </table:table-cell>
          <table:table-cell office:value-type="float" office:value="399.90675856863" calcext:value-type="float">
            <text:p>399.9067585686</text:p>
          </table:table-cell>
          <table:table-cell/>
          <table:table-cell table:formula="of:=[.C5]-[.B5]" office:value-type="float" office:value="-11.391039845819" calcext:value-type="float">
            <text:p>-11.3910398458</text:p>
          </table:table-cell>
          <table:table-cell table:formula="of:=[.E5]-[.D5]" office:value-type="float" office:value="25.919266874596" calcext:value-type="float">
            <text:p>25.9192668746</text:p>
          </table:table-cell>
          <table:table-cell table:formula="of:=[.G5]-[.F5]" office:value-type="float" office:value="-41.76901155997" calcext:value-type="float">
            <text:p>-41.76901156</text:p>
          </table:table-cell>
          <table:table-cell/>
          <table:table-cell table:formula="of:=AVERAGE([.I5:.K5])" office:value-type="float" office:value="-9.08026151039767" calcext:value-type="float">
            <text:p>-9.0802615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.056666961329" calcext:value-type="float">
            <text:p>408.0566669613</text:p>
          </table:table-cell>
          <table:table-cell office:value-type="float" office:value="410.866064750801" calcext:value-type="float">
            <text:p>410.8660647508</text:p>
          </table:table-cell>
          <table:table-cell office:value-type="float" office:value="427.993221326298" calcext:value-type="float">
            <text:p>427.9932213263</text:p>
          </table:table-cell>
          <table:table-cell office:value-type="float" office:value="426.876882328904" calcext:value-type="float">
            <text:p>426.8768823289</text:p>
          </table:table-cell>
          <table:table-cell office:value-type="float" office:value="413.591355768601" calcext:value-type="float">
            <text:p>413.5913557686</text:p>
          </table:table-cell>
          <table:table-cell office:value-type="float" office:value="437.322387010988" calcext:value-type="float">
            <text:p>437.322387011</text:p>
          </table:table-cell>
          <table:table-cell/>
          <table:table-cell table:formula="of:=[.C6]-[.B6]" office:value-type="float" office:value="2.80939778947203" calcext:value-type="float">
            <text:p>2.8093977895</text:p>
          </table:table-cell>
          <table:table-cell table:formula="of:=[.E6]-[.D6]" office:value-type="float" office:value="-1.116338997394" calcext:value-type="float">
            <text:p>-1.1163389974</text:p>
          </table:table-cell>
          <table:table-cell table:formula="of:=[.G6]-[.F6]" office:value-type="float" office:value="23.731031242387" calcext:value-type="float">
            <text:p>23.7310312424</text:p>
          </table:table-cell>
          <table:table-cell/>
          <table:table-cell table:formula="of:=AVERAGE([.I6:.K6])" office:value-type="float" office:value="8.47469667815502" calcext:value-type="float">
            <text:p>8.4746966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.54278675806" calcext:value-type="float">
            <text:p>387.5427867581</text:p>
          </table:table-cell>
          <table:table-cell office:value-type="float" office:value="409.566685698049" calcext:value-type="float">
            <text:p>409.566685698</text:p>
          </table:table-cell>
          <table:table-cell office:value-type="float" office:value="441.032856949396" calcext:value-type="float">
            <text:p>441.0328569494</text:p>
          </table:table-cell>
          <table:table-cell office:value-type="float" office:value="441.791237452793" calcext:value-type="float">
            <text:p>441.7912374528</text:p>
          </table:table-cell>
          <table:table-cell office:value-type="float" office:value="439.207852168631" calcext:value-type="float">
            <text:p>439.2078521686</text:p>
          </table:table-cell>
          <table:table-cell office:value-type="float" office:value="408.237562631841" calcext:value-type="float">
            <text:p>408.2375626318</text:p>
          </table:table-cell>
          <table:table-cell/>
          <table:table-cell table:formula="of:=[.C7]-[.B7]" office:value-type="float" office:value="22.023898939989" calcext:value-type="float">
            <text:p>22.02389894</text:p>
          </table:table-cell>
          <table:table-cell table:formula="of:=[.E7]-[.D7]" office:value-type="float" office:value="0.758380503397007" calcext:value-type="float">
            <text:p>0.7583805034</text:p>
          </table:table-cell>
          <table:table-cell table:formula="of:=[.G7]-[.F7]" office:value-type="float" office:value="-30.97028953679" calcext:value-type="float">
            <text:p>-30.9702895368</text:p>
          </table:table-cell>
          <table:table-cell/>
          <table:table-cell table:formula="of:=AVERAGE([.I7:.K7])" office:value-type="float" office:value="-2.72933669780133" calcext:value-type="float">
            <text:p>-2.7293366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4.337907445573" calcext:value-type="float">
            <text:p>414.3379074456</text:p>
          </table:table-cell>
          <table:table-cell office:value-type="float" office:value="393.104775529825" calcext:value-type="float">
            <text:p>393.1047755298</text:p>
          </table:table-cell>
          <table:table-cell office:value-type="float" office:value="429.652937743363" calcext:value-type="float">
            <text:p>429.6529377434</text:p>
          </table:table-cell>
          <table:table-cell office:value-type="float" office:value="388.328590086548" calcext:value-type="float">
            <text:p>388.3285900865</text:p>
          </table:table-cell>
          <table:table-cell office:value-type="float" office:value="433.789975753477" calcext:value-type="float">
            <text:p>433.7899757535</text:p>
          </table:table-cell>
          <table:table-cell office:value-type="float" office:value="430.702673976138" calcext:value-type="float">
            <text:p>430.7026739761</text:p>
          </table:table-cell>
          <table:table-cell/>
          <table:table-cell table:formula="of:=[.C8]-[.B8]" office:value-type="float" office:value="-21.233131915748" calcext:value-type="float">
            <text:p>-21.2331319157</text:p>
          </table:table-cell>
          <table:table-cell table:formula="of:=[.E8]-[.D8]" office:value-type="float" office:value="-41.324347656815" calcext:value-type="float">
            <text:p>-41.3243476568</text:p>
          </table:table-cell>
          <table:table-cell table:formula="of:=[.G8]-[.F8]" office:value-type="float" office:value="-3.08730177733901" calcext:value-type="float">
            <text:p>-3.0873017773</text:p>
          </table:table-cell>
          <table:table-cell/>
          <table:table-cell table:style-name="ce3" table:formula="of:=AVERAGE([.I8:.K8])" office:value-type="float" office:value="-21.8815937833007" calcext:value-type="float">
            <text:p>-21.8815937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8.196669270302" calcext:value-type="float">
            <text:p>398.1966692703</text:p>
          </table:table-cell>
          <table:table-cell office:value-type="float" office:value="404.988521702635" calcext:value-type="float">
            <text:p>404.9885217026</text:p>
          </table:table-cell>
          <table:table-cell office:value-type="float" office:value="379.877311590878" calcext:value-type="float">
            <text:p>379.8773115909</text:p>
          </table:table-cell>
          <table:table-cell office:value-type="float" office:value="418.258962112068" calcext:value-type="float">
            <text:p>418.2589621121</text:p>
          </table:table-cell>
          <table:table-cell office:value-type="float" office:value="399.821459313168" calcext:value-type="float">
            <text:p>399.8214593132</text:p>
          </table:table-cell>
          <table:table-cell office:value-type="float" office:value="463.895159767255" calcext:value-type="float">
            <text:p>463.8951597673</text:p>
          </table:table-cell>
          <table:table-cell/>
          <table:table-cell table:formula="of:=[.C9]-[.B9]" office:value-type="float" office:value="6.79185243233303" calcext:value-type="float">
            <text:p>6.7918524323</text:p>
          </table:table-cell>
          <table:table-cell table:formula="of:=[.E9]-[.D9]" office:value-type="float" office:value="38.38165052119" calcext:value-type="float">
            <text:p>38.3816505212</text:p>
          </table:table-cell>
          <table:table-cell table:formula="of:=[.G9]-[.F9]" office:value-type="float" office:value="64.073700454087" calcext:value-type="float">
            <text:p>64.0737004541</text:p>
          </table:table-cell>
          <table:table-cell/>
          <table:table-cell table:formula="of:=AVERAGE([.I9:.K9])" office:value-type="float" office:value="36.4157344692033" calcext:value-type="float">
            <text:p>36.4157344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2.36995266227" calcext:value-type="float">
            <text:p>442.3699526623</text:p>
          </table:table-cell>
          <table:table-cell office:value-type="float" office:value="380.012944707431" calcext:value-type="float">
            <text:p>380.0129447074</text:p>
          </table:table-cell>
          <table:table-cell office:value-type="float" office:value="372.904640353776" calcext:value-type="float">
            <text:p>372.9046403538</text:p>
          </table:table-cell>
          <table:table-cell office:value-type="float" office:value="418.332256162925" calcext:value-type="float">
            <text:p>418.3322561629</text:p>
          </table:table-cell>
          <table:table-cell office:value-type="float" office:value="381.06840276107" calcext:value-type="float">
            <text:p>381.0684027611</text:p>
          </table:table-cell>
          <table:table-cell office:value-type="float" office:value="440.178006498084" calcext:value-type="float">
            <text:p>440.1780064981</text:p>
          </table:table-cell>
          <table:table-cell/>
          <table:table-cell table:formula="of:=[.C10]-[.B10]" office:value-type="float" office:value="-62.357007954839" calcext:value-type="float">
            <text:p>-62.3570079548</text:p>
          </table:table-cell>
          <table:table-cell table:formula="of:=[.E10]-[.D10]" office:value-type="float" office:value="45.427615809149" calcext:value-type="float">
            <text:p>45.4276158091</text:p>
          </table:table-cell>
          <table:table-cell table:formula="of:=[.G10]-[.F10]" office:value-type="float" office:value="59.109603737014" calcext:value-type="float">
            <text:p>59.109603737</text:p>
          </table:table-cell>
          <table:table-cell/>
          <table:table-cell table:formula="of:=AVERAGE([.I10:.K10])" office:value-type="float" office:value="14.0600705304413" calcext:value-type="float">
            <text:p>14.0600705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.493871995691" calcext:value-type="float">
            <text:p>373.4938719957</text:p>
          </table:table-cell>
          <table:table-cell office:value-type="float" office:value="370.902808753238" calcext:value-type="float">
            <text:p>370.9028087532</text:p>
          </table:table-cell>
          <table:table-cell office:value-type="float" office:value="365.617313739408" calcext:value-type="float">
            <text:p>365.6173137394</text:p>
          </table:table-cell>
          <table:table-cell office:value-type="float" office:value="394.697608671612" calcext:value-type="float">
            <text:p>394.6976086716</text:p>
          </table:table-cell>
          <table:table-cell office:value-type="float" office:value="380.634444765197" calcext:value-type="float">
            <text:p>380.6344447652</text:p>
          </table:table-cell>
          <table:table-cell office:value-type="float" office:value="417.841964533759" calcext:value-type="float">
            <text:p>417.8419645338</text:p>
          </table:table-cell>
          <table:table-cell/>
          <table:table-cell table:formula="of:=[.C11]-[.B11]" office:value-type="float" office:value="-2.591063242453" calcext:value-type="float">
            <text:p>-2.5910632425</text:p>
          </table:table-cell>
          <table:table-cell table:formula="of:=[.E11]-[.D11]" office:value-type="float" office:value="29.080294932204" calcext:value-type="float">
            <text:p>29.0802949322</text:p>
          </table:table-cell>
          <table:table-cell table:formula="of:=[.G11]-[.F11]" office:value-type="float" office:value="37.207519768562" calcext:value-type="float">
            <text:p>37.2075197686</text:p>
          </table:table-cell>
          <table:table-cell/>
          <table:table-cell table:formula="of:=AVERAGE([.I11:.K11])" office:value-type="float" office:value="21.2322504861043" calcext:value-type="float">
            <text:p>21.23225048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2.635333740677" calcext:value-type="float">
            <text:p>392.6353337407</text:p>
          </table:table-cell>
          <table:table-cell office:value-type="float" office:value="402.883711885005" calcext:value-type="float">
            <text:p>402.883711885</text:p>
          </table:table-cell>
          <table:table-cell office:value-type="float" office:value="383.558207876182" calcext:value-type="float">
            <text:p>383.5582078762</text:p>
          </table:table-cell>
          <table:table-cell office:value-type="float" office:value="452.200616930221" calcext:value-type="float">
            <text:p>452.2006169302</text:p>
          </table:table-cell>
          <table:table-cell office:value-type="float" office:value="408.579815919212" calcext:value-type="float">
            <text:p>408.5798159192</text:p>
          </table:table-cell>
          <table:table-cell office:value-type="float" office:value="435.750434658549" calcext:value-type="float">
            <text:p>435.7504346585</text:p>
          </table:table-cell>
          <table:table-cell/>
          <table:table-cell table:formula="of:=[.C12]-[.B12]" office:value-type="float" office:value="10.248378144328" calcext:value-type="float">
            <text:p>10.2483781443</text:p>
          </table:table-cell>
          <table:table-cell table:formula="of:=[.E12]-[.D12]" office:value-type="float" office:value="68.642409054039" calcext:value-type="float">
            <text:p>68.642409054</text:p>
          </table:table-cell>
          <table:table-cell table:formula="of:=[.G12]-[.F12]" office:value-type="float" office:value="27.170618739337" calcext:value-type="float">
            <text:p>27.1706187393</text:p>
          </table:table-cell>
          <table:table-cell/>
          <table:table-cell table:formula="of:=AVERAGE([.I12:.K12])" office:value-type="float" office:value="35.3538019792347" calcext:value-type="float">
            <text:p>35.3538019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.98873715556" calcext:value-type="float">
            <text:p>372.9887371556</text:p>
          </table:table-cell>
          <table:table-cell office:value-type="float" office:value="387.391001223367" calcext:value-type="float">
            <text:p>387.3910012234</text:p>
          </table:table-cell>
          <table:table-cell office:value-type="float" office:value="364.807219256881" calcext:value-type="float">
            <text:p>364.8072192569</text:p>
          </table:table-cell>
          <table:table-cell office:value-type="float" office:value="386.669905689922" calcext:value-type="float">
            <text:p>386.6699056899</text:p>
          </table:table-cell>
          <table:table-cell office:value-type="float" office:value="392.777937009795" calcext:value-type="float">
            <text:p>392.7779370098</text:p>
          </table:table-cell>
          <table:table-cell office:value-type="float" office:value="444.891851919992" calcext:value-type="float">
            <text:p>444.89185192</text:p>
          </table:table-cell>
          <table:table-cell/>
          <table:table-cell table:formula="of:=[.C13]-[.B13]" office:value-type="float" office:value="14.402264067807" calcext:value-type="float">
            <text:p>14.4022640678</text:p>
          </table:table-cell>
          <table:table-cell table:formula="of:=[.E13]-[.D13]" office:value-type="float" office:value="21.862686433041" calcext:value-type="float">
            <text:p>21.862686433</text:p>
          </table:table-cell>
          <table:table-cell table:formula="of:=[.G13]-[.F13]" office:value-type="float" office:value="52.113914910197" calcext:value-type="float">
            <text:p>52.1139149102</text:p>
          </table:table-cell>
          <table:table-cell/>
          <table:table-cell table:formula="of:=AVERAGE([.I13:.K13])" office:value-type="float" office:value="29.4596218036817" calcext:value-type="float">
            <text:p>29.4596218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6.990637836383" calcext:value-type="float">
            <text:p>386.9906378364</text:p>
          </table:table-cell>
          <table:table-cell office:value-type="float" office:value="408.349775821261" calcext:value-type="float">
            <text:p>408.3497758213</text:p>
          </table:table-cell>
          <table:table-cell office:value-type="float" office:value="400.950035551564" calcext:value-type="float">
            <text:p>400.9500355516</text:p>
          </table:table-cell>
          <table:table-cell office:value-type="float" office:value="389.76501111792" calcext:value-type="float">
            <text:p>389.7650111179</text:p>
          </table:table-cell>
          <table:table-cell office:value-type="float" office:value="386.003374152943" calcext:value-type="float">
            <text:p>386.0033741529</text:p>
          </table:table-cell>
          <table:table-cell office:value-type="float" office:value="414.049378332593" calcext:value-type="float">
            <text:p>414.0493783326</text:p>
          </table:table-cell>
          <table:table-cell/>
          <table:table-cell table:formula="of:=[.C14]-[.B14]" office:value-type="float" office:value="21.359137984878" calcext:value-type="float">
            <text:p>21.3591379849</text:p>
          </table:table-cell>
          <table:table-cell table:formula="of:=[.E14]-[.D14]" office:value-type="float" office:value="-11.185024433644" calcext:value-type="float">
            <text:p>-11.1850244336</text:p>
          </table:table-cell>
          <table:table-cell table:formula="of:=[.G14]-[.F14]" office:value-type="float" office:value="28.04600417965" calcext:value-type="float">
            <text:p>28.0460041797</text:p>
          </table:table-cell>
          <table:table-cell/>
          <table:table-cell table:formula="of:=AVERAGE([.I14:.K14])" office:value-type="float" office:value="12.740039243628" calcext:value-type="float">
            <text:p>12.7400392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.921797441064" calcext:value-type="float">
            <text:p>384.9217974411</text:p>
          </table:table-cell>
          <table:table-cell office:value-type="float" office:value="389.525645866605" calcext:value-type="float">
            <text:p>389.5256458666</text:p>
          </table:table-cell>
          <table:table-cell office:value-type="float" office:value="405.948687401901" calcext:value-type="float">
            <text:p>405.9486874019</text:p>
          </table:table-cell>
          <table:table-cell office:value-type="float" office:value="426.653334051954" calcext:value-type="float">
            <text:p>426.653334052</text:p>
          </table:table-cell>
          <table:table-cell office:value-type="float" office:value="394.780459639175" calcext:value-type="float">
            <text:p>394.7804596392</text:p>
          </table:table-cell>
          <table:table-cell office:value-type="float" office:value="430.767198208624" calcext:value-type="float">
            <text:p>430.7671982086</text:p>
          </table:table-cell>
          <table:table-cell/>
          <table:table-cell table:formula="of:=[.C15]-[.B15]" office:value-type="float" office:value="4.603848425541" calcext:value-type="float">
            <text:p>4.6038484255</text:p>
          </table:table-cell>
          <table:table-cell table:formula="of:=[.E15]-[.D15]" office:value-type="float" office:value="20.704646650053" calcext:value-type="float">
            <text:p>20.7046466501</text:p>
          </table:table-cell>
          <table:table-cell table:formula="of:=[.G15]-[.F15]" office:value-type="float" office:value="35.986738569449" calcext:value-type="float">
            <text:p>35.9867385694</text:p>
          </table:table-cell>
          <table:table-cell/>
          <table:table-cell table:formula="of:=AVERAGE([.I15:.K15])" office:value-type="float" office:value="20.4317445483477" calcext:value-type="float">
            <text:p>20.4317445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.697986026881" calcext:value-type="float">
            <text:p>377.6979860269</text:p>
          </table:table-cell>
          <table:table-cell office:value-type="float" office:value="404.126907923348" calcext:value-type="float">
            <text:p>404.1269079233</text:p>
          </table:table-cell>
          <table:table-cell office:value-type="float" office:value="408.014400418859" calcext:value-type="float">
            <text:p>408.0144004189</text:p>
          </table:table-cell>
          <table:table-cell office:value-type="float" office:value="423.950332808777" calcext:value-type="float">
            <text:p>423.9503328088</text:p>
          </table:table-cell>
          <table:table-cell office:value-type="float" office:value="430.188819755158" calcext:value-type="float">
            <text:p>430.1888197552</text:p>
          </table:table-cell>
          <table:table-cell office:value-type="float" office:value="421.45607488611" calcext:value-type="float">
            <text:p>421.4560748861</text:p>
          </table:table-cell>
          <table:table-cell/>
          <table:table-cell table:formula="of:=[.C16]-[.B16]" office:value-type="float" office:value="26.428921896467" calcext:value-type="float">
            <text:p>26.4289218965</text:p>
          </table:table-cell>
          <table:table-cell table:formula="of:=[.E16]-[.D16]" office:value-type="float" office:value="15.935932389918" calcext:value-type="float">
            <text:p>15.9359323899</text:p>
          </table:table-cell>
          <table:table-cell table:formula="of:=[.G16]-[.F16]" office:value-type="float" office:value="-8.73274486904802" calcext:value-type="float">
            <text:p>-8.732744869</text:p>
          </table:table-cell>
          <table:table-cell/>
          <table:table-cell table:formula="of:=AVERAGE([.I16:.K16])" office:value-type="float" office:value="11.2107031391123" calcext:value-type="float">
            <text:p>11.2107031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6.608474867914" calcext:value-type="float">
            <text:p>366.6084748679</text:p>
          </table:table-cell>
          <table:table-cell office:value-type="float" office:value="392.451085243873" calcext:value-type="float">
            <text:p>392.4510852439</text:p>
          </table:table-cell>
          <table:table-cell office:value-type="float" office:value="395.722306762853" calcext:value-type="float">
            <text:p>395.7223067629</text:p>
          </table:table-cell>
          <table:table-cell office:value-type="float" office:value="400.109339784175" calcext:value-type="float">
            <text:p>400.1093397842</text:p>
          </table:table-cell>
          <table:table-cell office:value-type="float" office:value="376.208080010726" calcext:value-type="float">
            <text:p>376.2080800107</text:p>
          </table:table-cell>
          <table:table-cell office:value-type="float" office:value="413.270037658813" calcext:value-type="float">
            <text:p>413.2700376588</text:p>
          </table:table-cell>
          <table:table-cell/>
          <table:table-cell table:formula="of:=[.C17]-[.B17]" office:value-type="float" office:value="25.842610375959" calcext:value-type="float">
            <text:p>25.842610376</text:p>
          </table:table-cell>
          <table:table-cell table:formula="of:=[.E17]-[.D17]" office:value-type="float" office:value="4.387033021322" calcext:value-type="float">
            <text:p>4.3870330213</text:p>
          </table:table-cell>
          <table:table-cell table:formula="of:=[.G17]-[.F17]" office:value-type="float" office:value="37.061957648087" calcext:value-type="float">
            <text:p>37.0619576481</text:p>
          </table:table-cell>
          <table:table-cell/>
          <table:table-cell table:formula="of:=AVERAGE([.I17:.K17])" office:value-type="float" office:value="22.4305336817893" calcext:value-type="float">
            <text:p>22.4305336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.387026357746" calcext:value-type="float">
            <text:p>380.3870263577</text:p>
          </table:table-cell>
          <table:table-cell office:value-type="float" office:value="380.17046745849" calcext:value-type="float">
            <text:p>380.1704674585</text:p>
          </table:table-cell>
          <table:table-cell office:value-type="float" office:value="390.488688968988" calcext:value-type="float">
            <text:p>390.488688969</text:p>
          </table:table-cell>
          <table:table-cell office:value-type="float" office:value="410.617703514326" calcext:value-type="float">
            <text:p>410.6177035143</text:p>
          </table:table-cell>
          <table:table-cell office:value-type="float" office:value="386.856540381687" calcext:value-type="float">
            <text:p>386.8565403817</text:p>
          </table:table-cell>
          <table:table-cell office:value-type="float" office:value="446.112945323102" calcext:value-type="float">
            <text:p>446.1129453231</text:p>
          </table:table-cell>
          <table:table-cell/>
          <table:table-cell table:formula="of:=[.C18]-[.B18]" office:value-type="float" office:value="-0.216558899255972" calcext:value-type="float">
            <text:p>-0.2165588993</text:p>
          </table:table-cell>
          <table:table-cell table:formula="of:=[.E18]-[.D18]" office:value-type="float" office:value="20.129014545338" calcext:value-type="float">
            <text:p>20.1290145453</text:p>
          </table:table-cell>
          <table:table-cell table:formula="of:=[.G18]-[.F18]" office:value-type="float" office:value="59.256404941415" calcext:value-type="float">
            <text:p>59.2564049414</text:p>
          </table:table-cell>
          <table:table-cell/>
          <table:table-cell table:formula="of:=AVERAGE([.I18:.K18])" office:value-type="float" office:value="26.3896201958323" calcext:value-type="float">
            <text:p>26.3896201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6.657620818773" calcext:value-type="float">
            <text:p>416.6576208188</text:p>
          </table:table-cell>
          <table:table-cell office:value-type="float" office:value="405.435408649231" calcext:value-type="float">
            <text:p>405.4354086492</text:p>
          </table:table-cell>
          <table:table-cell office:value-type="float" office:value="390.385553107155" calcext:value-type="float">
            <text:p>390.3855531072</text:p>
          </table:table-cell>
          <table:table-cell office:value-type="float" office:value="440.900989884845" calcext:value-type="float">
            <text:p>440.9009898848</text:p>
          </table:table-cell>
          <table:table-cell office:value-type="float" office:value="423.706881709615" calcext:value-type="float">
            <text:p>423.7068817096</text:p>
          </table:table-cell>
          <table:table-cell office:value-type="float" office:value="446.400525922813" calcext:value-type="float">
            <text:p>446.4005259228</text:p>
          </table:table-cell>
          <table:table-cell/>
          <table:table-cell table:formula="of:=[.C19]-[.B19]" office:value-type="float" office:value="-11.222212169542" calcext:value-type="float">
            <text:p>-11.2222121695</text:p>
          </table:table-cell>
          <table:table-cell table:formula="of:=[.E19]-[.D19]" office:value-type="float" office:value="50.51543677769" calcext:value-type="float">
            <text:p>50.5154367777</text:p>
          </table:table-cell>
          <table:table-cell table:formula="of:=[.G19]-[.F19]" office:value-type="float" office:value="22.693644213198" calcext:value-type="float">
            <text:p>22.6936442132</text:p>
          </table:table-cell>
          <table:table-cell/>
          <table:table-cell table:formula="of:=AVERAGE([.I19:.K19])" office:value-type="float" office:value="20.6622896071153" calcext:value-type="float">
            <text:p>20.6622896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7.704368157864" calcext:value-type="float">
            <text:p>377.7043681579</text:p>
          </table:table-cell>
          <table:table-cell office:value-type="float" office:value="384.778433360775" calcext:value-type="float">
            <text:p>384.7784333608</text:p>
          </table:table-cell>
          <table:table-cell office:value-type="float" office:value="413.296718060484" calcext:value-type="float">
            <text:p>413.2967180605</text:p>
          </table:table-cell>
          <table:table-cell office:value-type="float" office:value="402.830698219826" calcext:value-type="float">
            <text:p>402.8306982198</text:p>
          </table:table-cell>
          <table:table-cell office:value-type="float" office:value="421.681723994185" calcext:value-type="float">
            <text:p>421.6817239942</text:p>
          </table:table-cell>
          <table:table-cell office:value-type="float" office:value="406.643566472635" calcext:value-type="float">
            <text:p>406.6435664726</text:p>
          </table:table-cell>
          <table:table-cell/>
          <table:table-cell table:formula="of:=[.C20]-[.B20]" office:value-type="float" office:value="7.07406520291102" calcext:value-type="float">
            <text:p>7.0740652029</text:p>
          </table:table-cell>
          <table:table-cell table:formula="of:=[.E20]-[.D20]" office:value-type="float" office:value="-10.466019840658" calcext:value-type="float">
            <text:p>-10.4660198407</text:p>
          </table:table-cell>
          <table:table-cell table:formula="of:=[.G20]-[.F20]" office:value-type="float" office:value="-15.03815752155" calcext:value-type="float">
            <text:p>-15.0381575216</text:p>
          </table:table-cell>
          <table:table-cell/>
          <table:table-cell table:formula="of:=AVERAGE([.I20:.K20])" office:value-type="float" office:value="-6.14337071976568" calcext:value-type="float">
            <text:p>-6.14337071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3.007084576707" calcext:value-type="float">
            <text:p>393.0070845767</text:p>
          </table:table-cell>
          <table:table-cell office:value-type="float" office:value="391.495374374581" calcext:value-type="float">
            <text:p>391.4953743746</text:p>
          </table:table-cell>
          <table:table-cell office:value-type="float" office:value="424.86468775767" calcext:value-type="float">
            <text:p>424.8646877577</text:p>
          </table:table-cell>
          <table:table-cell office:value-type="float" office:value="438.8256592713" calcext:value-type="float">
            <text:p>438.8256592713</text:p>
          </table:table-cell>
          <table:table-cell office:value-type="float" office:value="368.270679541897" calcext:value-type="float">
            <text:p>368.2706795419</text:p>
          </table:table-cell>
          <table:table-cell office:value-type="float" office:value="468.576315649688" calcext:value-type="float">
            <text:p>468.5763156497</text:p>
          </table:table-cell>
          <table:table-cell/>
          <table:table-cell table:formula="of:=[.C21]-[.B21]" office:value-type="float" office:value="-1.51171020212598" calcext:value-type="float">
            <text:p>-1.5117102021</text:p>
          </table:table-cell>
          <table:table-cell table:formula="of:=[.E21]-[.D21]" office:value-type="float" office:value="13.96097151363" calcext:value-type="float">
            <text:p>13.9609715136</text:p>
          </table:table-cell>
          <table:table-cell table:formula="of:=[.G21]-[.F21]" office:value-type="float" office:value="100.305636107791" calcext:value-type="float">
            <text:p>100.3056361078</text:p>
          </table:table-cell>
          <table:table-cell/>
          <table:table-cell table:formula="of:=AVERAGE([.I21:.K21])" office:value-type="float" office:value="37.5849658064317" calcext:value-type="float">
            <text:p>37.58496580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.528316670406" calcext:value-type="float">
            <text:p>429.5283166704</text:p>
          </table:table-cell>
          <table:table-cell office:value-type="float" office:value="386.068855035331" calcext:value-type="float">
            <text:p>386.0688550353</text:p>
          </table:table-cell>
          <table:table-cell office:value-type="float" office:value="368.393145107642" calcext:value-type="float">
            <text:p>368.3931451076</text:p>
          </table:table-cell>
          <table:table-cell office:value-type="float" office:value="395.720328218833" calcext:value-type="float">
            <text:p>395.7203282188</text:p>
          </table:table-cell>
          <table:table-cell office:value-type="float" office:value="384.939288428745" calcext:value-type="float">
            <text:p>384.9392884287</text:p>
          </table:table-cell>
          <table:table-cell office:value-type="float" office:value="452.609193200164" calcext:value-type="float">
            <text:p>452.6091932002</text:p>
          </table:table-cell>
          <table:table-cell/>
          <table:table-cell table:formula="of:=[.C22]-[.B22]" office:value-type="float" office:value="-43.459461635075" calcext:value-type="float">
            <text:p>-43.4594616351</text:p>
          </table:table-cell>
          <table:table-cell table:formula="of:=[.E22]-[.D22]" office:value-type="float" office:value="27.327183111191" calcext:value-type="float">
            <text:p>27.3271831112</text:p>
          </table:table-cell>
          <table:table-cell table:formula="of:=[.G22]-[.F22]" office:value-type="float" office:value="67.669904771419" calcext:value-type="float">
            <text:p>67.6699047714</text:p>
          </table:table-cell>
          <table:table-cell/>
          <table:table-cell table:formula="of:=AVERAGE([.I22:.K22])" office:value-type="float" office:value="17.1792087491783" calcext:value-type="float">
            <text:p>17.1792087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.808141550152" calcext:value-type="float">
            <text:p>407.8081415502</text:p>
          </table:table-cell>
          <table:table-cell office:value-type="float" office:value="412.342968070808" calcext:value-type="float">
            <text:p>412.3429680708</text:p>
          </table:table-cell>
          <table:table-cell office:value-type="float" office:value="434.579200693566" calcext:value-type="float">
            <text:p>434.5792006936</text:p>
          </table:table-cell>
          <table:table-cell office:value-type="float" office:value="427.531705338443" calcext:value-type="float">
            <text:p>427.5317053384</text:p>
          </table:table-cell>
          <table:table-cell office:value-type="float" office:value="457.970107646281" calcext:value-type="float">
            <text:p>457.9701076463</text:p>
          </table:table-cell>
          <table:table-cell office:value-type="float" office:value="448.842327585089" calcext:value-type="float">
            <text:p>448.8423275851</text:p>
          </table:table-cell>
          <table:table-cell/>
          <table:table-cell table:formula="of:=[.C23]-[.B23]" office:value-type="float" office:value="4.534826520656" calcext:value-type="float">
            <text:p>4.5348265207</text:p>
          </table:table-cell>
          <table:table-cell table:formula="of:=[.E23]-[.D23]" office:value-type="float" office:value="-7.04749535512303" calcext:value-type="float">
            <text:p>-7.0474953551</text:p>
          </table:table-cell>
          <table:table-cell table:formula="of:=[.G23]-[.F23]" office:value-type="float" office:value="-9.12778006119203" calcext:value-type="float">
            <text:p>-9.1277800612</text:p>
          </table:table-cell>
          <table:table-cell/>
          <table:table-cell table:formula="of:=AVERAGE([.I23:.K23])" office:value-type="float" office:value="-3.88014963188635" calcext:value-type="float">
            <text:p>-3.88014963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1.749391927121" calcext:value-type="float">
            <text:p>381.7493919271</text:p>
          </table:table-cell>
          <table:table-cell office:value-type="float" office:value="407.244887362082" calcext:value-type="float">
            <text:p>407.2448873621</text:p>
          </table:table-cell>
          <table:table-cell office:value-type="float" office:value="396.074810490182" calcext:value-type="float">
            <text:p>396.0748104902</text:p>
          </table:table-cell>
          <table:table-cell office:value-type="float" office:value="411.678429780471" calcext:value-type="float">
            <text:p>411.6784297805</text:p>
          </table:table-cell>
          <table:table-cell office:value-type="float" office:value="383.462959286207" calcext:value-type="float">
            <text:p>383.4629592862</text:p>
          </table:table-cell>
          <table:table-cell office:value-type="float" office:value="456.022190806593" calcext:value-type="float">
            <text:p>456.0221908066</text:p>
          </table:table-cell>
          <table:table-cell/>
          <table:table-cell table:formula="of:=[.C24]-[.B24]" office:value-type="float" office:value="25.495495434961" calcext:value-type="float">
            <text:p>25.495495435</text:p>
          </table:table-cell>
          <table:table-cell table:formula="of:=[.E24]-[.D24]" office:value-type="float" office:value="15.603619290289" calcext:value-type="float">
            <text:p>15.6036192903</text:p>
          </table:table-cell>
          <table:table-cell table:formula="of:=[.G24]-[.F24]" office:value-type="float" office:value="72.559231520386" calcext:value-type="float">
            <text:p>72.5592315204</text:p>
          </table:table-cell>
          <table:table-cell/>
          <table:table-cell table:formula="of:=AVERAGE([.I24:.K24])" office:value-type="float" office:value="37.886115415212" calcext:value-type="float">
            <text:p>37.88611541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6.330955366561" calcext:value-type="float">
            <text:p>416.3309553666</text:p>
          </table:table-cell>
          <table:table-cell office:value-type="float" office:value="430.054951052867" calcext:value-type="float">
            <text:p>430.0549510529</text:p>
          </table:table-cell>
          <table:table-cell office:value-type="float" office:value="411.24967079959" calcext:value-type="float">
            <text:p>411.2496707996</text:p>
          </table:table-cell>
          <table:table-cell office:value-type="float" office:value="453.109026176058" calcext:value-type="float">
            <text:p>453.1090261761</text:p>
          </table:table-cell>
          <table:table-cell office:value-type="float" office:value="398.467194182651" calcext:value-type="float">
            <text:p>398.4671941827</text:p>
          </table:table-cell>
          <table:table-cell office:value-type="float" office:value="410.899231576315" calcext:value-type="float">
            <text:p>410.8992315763</text:p>
          </table:table-cell>
          <table:table-cell/>
          <table:table-cell table:formula="of:=[.C25]-[.B25]" office:value-type="float" office:value="13.723995686306" calcext:value-type="float">
            <text:p>13.7239956863</text:p>
          </table:table-cell>
          <table:table-cell table:formula="of:=[.E25]-[.D25]" office:value-type="float" office:value="41.859355376468" calcext:value-type="float">
            <text:p>41.8593553765</text:p>
          </table:table-cell>
          <table:table-cell table:formula="of:=[.G25]-[.F25]" office:value-type="float" office:value="12.432037393664" calcext:value-type="float">
            <text:p>12.4320373937</text:p>
          </table:table-cell>
          <table:table-cell/>
          <table:table-cell table:formula="of:=AVERAGE([.I25:.K25])" office:value-type="float" office:value="22.671796152146" calcext:value-type="float">
            <text:p>22.6717961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.632268058412" calcext:value-type="float">
            <text:p>370.6322680584</text:p>
          </table:table-cell>
          <table:table-cell office:value-type="float" office:value="361.89610387135" calcext:value-type="float">
            <text:p>361.8961038714</text:p>
          </table:table-cell>
          <table:table-cell office:value-type="float" office:value="361.412297948308" calcext:value-type="float">
            <text:p>361.4122979483</text:p>
          </table:table-cell>
          <table:table-cell office:value-type="float" office:value="400.855186765694" calcext:value-type="float">
            <text:p>400.8551867657</text:p>
          </table:table-cell>
          <table:table-cell office:value-type="float" office:value="390.857850821261" calcext:value-type="float">
            <text:p>390.8578508213</text:p>
          </table:table-cell>
          <table:table-cell office:value-type="float" office:value="441.705373088976" calcext:value-type="float">
            <text:p>441.705373089</text:p>
          </table:table-cell>
          <table:table-cell/>
          <table:table-cell table:formula="of:=[.C26]-[.B26]" office:value-type="float" office:value="-8.736164187062" calcext:value-type="float">
            <text:p>-8.7361641871</text:p>
          </table:table-cell>
          <table:table-cell table:formula="of:=[.E26]-[.D26]" office:value-type="float" office:value="39.442888817386" calcext:value-type="float">
            <text:p>39.4428888174</text:p>
          </table:table-cell>
          <table:table-cell table:formula="of:=[.G26]-[.F26]" office:value-type="float" office:value="50.847522267715" calcext:value-type="float">
            <text:p>50.8475222677</text:p>
          </table:table-cell>
          <table:table-cell/>
          <table:table-cell table:formula="of:=AVERAGE([.I26:.K26])" office:value-type="float" office:value="27.184748966013" calcext:value-type="float">
            <text:p>27.184748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.962831591851" calcext:value-type="float">
            <text:p>400.9628315919</text:p>
          </table:table-cell>
          <table:table-cell office:value-type="float" office:value="390.653170326078" calcext:value-type="float">
            <text:p>390.6531703261</text:p>
          </table:table-cell>
          <table:table-cell office:value-type="float" office:value="382.902534945433" calcext:value-type="float">
            <text:p>382.9025349454</text:p>
          </table:table-cell>
          <table:table-cell office:value-type="float" office:value="416.527944056689" calcext:value-type="float">
            <text:p>416.5279440567</text:p>
          </table:table-cell>
          <table:table-cell office:value-type="float" office:value="431.299663186564" calcext:value-type="float">
            <text:p>431.2996631866</text:p>
          </table:table-cell>
          <table:table-cell office:value-type="float" office:value="425.322542441663" calcext:value-type="float">
            <text:p>425.3225424417</text:p>
          </table:table-cell>
          <table:table-cell/>
          <table:table-cell table:formula="of:=[.C27]-[.B27]" office:value-type="float" office:value="-10.309661265773" calcext:value-type="float">
            <text:p>-10.3096612658</text:p>
          </table:table-cell>
          <table:table-cell table:formula="of:=[.E27]-[.D27]" office:value-type="float" office:value="33.625409111256" calcext:value-type="float">
            <text:p>33.6254091113</text:p>
          </table:table-cell>
          <table:table-cell table:formula="of:=[.G27]-[.F27]" office:value-type="float" office:value="-5.97712074490096" calcext:value-type="float">
            <text:p>-5.9771207449</text:p>
          </table:table-cell>
          <table:table-cell/>
          <table:table-cell table:formula="of:=AVERAGE([.I27:.K27])" office:value-type="float" office:value="5.77954236686069" calcext:value-type="float">
            <text:p>5.77954236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7.742930915282" calcext:value-type="float">
            <text:p>377.7429309153</text:p>
          </table:table-cell>
          <table:table-cell office:value-type="float" office:value="423.657101116984" calcext:value-type="float">
            <text:p>423.657101117</text:p>
          </table:table-cell>
          <table:table-cell office:value-type="float" office:value="411.556997973967" calcext:value-type="float">
            <text:p>411.556997974</text:p>
          </table:table-cell>
          <table:table-cell office:value-type="float" office:value="425.2156616355" calcext:value-type="float">
            <text:p>425.2156616355</text:p>
          </table:table-cell>
          <table:table-cell office:value-type="float" office:value="433.231846396875" calcext:value-type="float">
            <text:p>433.2318463969</text:p>
          </table:table-cell>
          <table:table-cell office:value-type="float" office:value="445.099463508576" calcext:value-type="float">
            <text:p>445.0994635086</text:p>
          </table:table-cell>
          <table:table-cell/>
          <table:table-cell table:formula="of:=[.C28]-[.B28]" office:value-type="float" office:value="45.914170201702" calcext:value-type="float">
            <text:p>45.9141702017</text:p>
          </table:table-cell>
          <table:table-cell table:formula="of:=[.E28]-[.D28]" office:value-type="float" office:value="13.658663661533" calcext:value-type="float">
            <text:p>13.6586636615</text:p>
          </table:table-cell>
          <table:table-cell table:formula="of:=[.G28]-[.F28]" office:value-type="float" office:value="11.867617111701" calcext:value-type="float">
            <text:p>11.8676171117</text:p>
          </table:table-cell>
          <table:table-cell/>
          <table:table-cell table:formula="of:=AVERAGE([.I28:.K28])" office:value-type="float" office:value="23.813483658312" calcext:value-type="float">
            <text:p>23.8134836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1.435162243868" calcext:value-type="float">
            <text:p>381.4351622439</text:p>
          </table:table-cell>
          <table:table-cell office:value-type="float" office:value="418.362756712507" calcext:value-type="float">
            <text:p>418.3627567125</text:p>
          </table:table-cell>
          <table:table-cell office:value-type="float" office:value="403.293382254348" calcext:value-type="float">
            <text:p>403.2933822543</text:p>
          </table:table-cell>
          <table:table-cell office:value-type="float" office:value="371.19425722465" calcext:value-type="float">
            <text:p>371.1942572247</text:p>
          </table:table-cell>
          <table:table-cell office:value-type="float" office:value="434.79345937348" calcext:value-type="float">
            <text:p>434.7934593735</text:p>
          </table:table-cell>
          <table:table-cell office:value-type="float" office:value="436.010138487189" calcext:value-type="float">
            <text:p>436.0101384872</text:p>
          </table:table-cell>
          <table:table-cell/>
          <table:table-cell table:formula="of:=[.C29]-[.B29]" office:value-type="float" office:value="36.927594468639" calcext:value-type="float">
            <text:p>36.9275944686</text:p>
          </table:table-cell>
          <table:table-cell table:formula="of:=[.E29]-[.D29]" office:value-type="float" office:value="-32.099125029698" calcext:value-type="float">
            <text:p>-32.0991250297</text:p>
          </table:table-cell>
          <table:table-cell table:formula="of:=[.G29]-[.F29]" office:value-type="float" office:value="1.21667911370901" calcext:value-type="float">
            <text:p>1.2166791137</text:p>
          </table:table-cell>
          <table:table-cell/>
          <table:table-cell table:formula="of:=AVERAGE([.I29:.K29])" office:value-type="float" office:value="2.01504951755002" calcext:value-type="float">
            <text:p>2.0150495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1.654994093831" calcext:value-type="float">
            <text:p>411.6549940938</text:p>
          </table:table-cell>
          <table:table-cell office:value-type="float" office:value="372.91860893191" calcext:value-type="float">
            <text:p>372.9186089319</text:p>
          </table:table-cell>
          <table:table-cell office:value-type="float" office:value="399.237275575164" calcext:value-type="float">
            <text:p>399.2372755752</text:p>
          </table:table-cell>
          <table:table-cell office:value-type="float" office:value="440.858444829096" calcext:value-type="float">
            <text:p>440.8584448291</text:p>
          </table:table-cell>
          <table:table-cell office:value-type="float" office:value="380.043574394665" calcext:value-type="float">
            <text:p>380.0435743947</text:p>
          </table:table-cell>
          <table:table-cell office:value-type="float" office:value="430.86323300972" calcext:value-type="float">
            <text:p>430.8632330097</text:p>
          </table:table-cell>
          <table:table-cell/>
          <table:table-cell table:formula="of:=[.C30]-[.B30]" office:value-type="float" office:value="-38.736385161921" calcext:value-type="float">
            <text:p>-38.7363851619</text:p>
          </table:table-cell>
          <table:table-cell table:formula="of:=[.E30]-[.D30]" office:value-type="float" office:value="41.621169253932" calcext:value-type="float">
            <text:p>41.6211692539</text:p>
          </table:table-cell>
          <table:table-cell table:formula="of:=[.G30]-[.F30]" office:value-type="float" office:value="50.819658615055" calcext:value-type="float">
            <text:p>50.8196586151</text:p>
          </table:table-cell>
          <table:table-cell/>
          <table:table-cell table:formula="of:=AVERAGE([.I30:.K30])" office:value-type="float" office:value="17.9014809023553" calcext:value-type="float">
            <text:p>17.9014809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.894417127657" calcext:value-type="float">
            <text:p>370.8944171277</text:p>
          </table:table-cell>
          <table:table-cell office:value-type="float" office:value="392.235557337035" calcext:value-type="float">
            <text:p>392.235557337</text:p>
          </table:table-cell>
          <table:table-cell office:value-type="float" office:value="392.12076139137" calcext:value-type="float">
            <text:p>392.1207613914</text:p>
          </table:table-cell>
          <table:table-cell office:value-type="float" office:value="344.953969182254" calcext:value-type="float">
            <text:p>344.9539691823</text:p>
          </table:table-cell>
          <table:table-cell office:value-type="float" office:value="421.073555357999" calcext:value-type="float">
            <text:p>421.073555358</text:p>
          </table:table-cell>
          <table:table-cell office:value-type="float" office:value="395.164728225731" calcext:value-type="float">
            <text:p>395.1647282257</text:p>
          </table:table-cell>
          <table:table-cell/>
          <table:table-cell table:formula="of:=[.C31]-[.B31]" office:value-type="float" office:value="21.341140209378" calcext:value-type="float">
            <text:p>21.3411402094</text:p>
          </table:table-cell>
          <table:table-cell table:formula="of:=[.E31]-[.D31]" office:value-type="float" office:value="-47.166792209116" calcext:value-type="float">
            <text:p>-47.1667922091</text:p>
          </table:table-cell>
          <table:table-cell table:formula="of:=[.G31]-[.F31]" office:value-type="float" office:value="-25.908827132268" calcext:value-type="float">
            <text:p>-25.9088271323</text:p>
          </table:table-cell>
          <table:table-cell/>
          <table:table-cell table:style-name="ce3" table:formula="of:=AVERAGE([.I31:.K31])" office:value-type="float" office:value="-17.2448263773353" calcext:value-type="float">
            <text:p>-17.24482637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5.695146944153" calcext:value-type="float">
            <text:p>385.6951469442</text:p>
          </table:table-cell>
          <table:table-cell office:value-type="float" office:value="399.408299531397" calcext:value-type="float">
            <text:p>399.4082995314</text:p>
          </table:table-cell>
          <table:table-cell office:value-type="float" office:value="404.52441043947" calcext:value-type="float">
            <text:p>404.5244104395</text:p>
          </table:table-cell>
          <table:table-cell office:value-type="float" office:value="402.096098887165" calcext:value-type="float">
            <text:p>402.0960988872</text:p>
          </table:table-cell>
          <table:table-cell office:value-type="float" office:value="425.688308546444" calcext:value-type="float">
            <text:p>425.6883085464</text:p>
          </table:table-cell>
          <table:table-cell office:value-type="float" office:value="396.579280495903" calcext:value-type="float">
            <text:p>396.5792804959</text:p>
          </table:table-cell>
          <table:table-cell/>
          <table:table-cell table:formula="of:=[.C32]-[.B32]" office:value-type="float" office:value="13.713152587244" calcext:value-type="float">
            <text:p>13.7131525872</text:p>
          </table:table-cell>
          <table:table-cell table:formula="of:=[.E32]-[.D32]" office:value-type="float" office:value="-2.42831155230499" calcext:value-type="float">
            <text:p>-2.4283115523</text:p>
          </table:table-cell>
          <table:table-cell table:formula="of:=[.G32]-[.F32]" office:value-type="float" office:value="-29.109028050541" calcext:value-type="float">
            <text:p>-29.1090280505</text:p>
          </table:table-cell>
          <table:table-cell/>
          <table:table-cell table:formula="of:=AVERAGE([.I32:.K32])" office:value-type="float" office:value="-5.94139567186733" calcext:value-type="float">
            <text:p>-5.94139567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609256193873" calcext:value-type="float">
            <text:p>395.6092561939</text:p>
          </table:table-cell>
          <table:table-cell office:value-type="float" office:value="395.0795368109" calcext:value-type="float">
            <text:p>395.0795368109</text:p>
          </table:table-cell>
          <table:table-cell office:value-type="float" office:value="416.846794313098" calcext:value-type="float">
            <text:p>416.8467943131</text:p>
          </table:table-cell>
          <table:table-cell office:value-type="float" office:value="413.684114778227" calcext:value-type="float">
            <text:p>413.6841147782</text:p>
          </table:table-cell>
          <table:table-cell office:value-type="float" office:value="416.822490408472" calcext:value-type="float">
            <text:p>416.8224904085</text:p>
          </table:table-cell>
          <table:table-cell office:value-type="float" office:value="453.803584776926" calcext:value-type="float">
            <text:p>453.8035847769</text:p>
          </table:table-cell>
          <table:table-cell/>
          <table:table-cell table:formula="of:=[.C33]-[.B33]" office:value-type="float" office:value="-0.529719382973042" calcext:value-type="float">
            <text:p>-0.529719383</text:p>
          </table:table-cell>
          <table:table-cell table:formula="of:=[.E33]-[.D33]" office:value-type="float" office:value="-3.16267953487096" calcext:value-type="float">
            <text:p>-3.1626795349</text:p>
          </table:table-cell>
          <table:table-cell table:formula="of:=[.G33]-[.F33]" office:value-type="float" office:value="36.981094368454" calcext:value-type="float">
            <text:p>36.9810943685</text:p>
          </table:table-cell>
          <table:table-cell/>
          <table:table-cell table:formula="of:=AVERAGE([.I33:.K33])" office:value-type="float" office:value="11.09623181687" calcext:value-type="float">
            <text:p>11.09623181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6.461070367658" calcext:value-type="float">
            <text:p>376.4610703677</text:p>
          </table:table-cell>
          <table:table-cell office:value-type="float" office:value="396.071018424534" calcext:value-type="float">
            <text:p>396.0710184245</text:p>
          </table:table-cell>
          <table:table-cell office:value-type="float" office:value="387.810359437241" calcext:value-type="float">
            <text:p>387.8103594372</text:p>
          </table:table-cell>
          <table:table-cell office:value-type="float" office:value="443.35032339899" calcext:value-type="float">
            <text:p>443.350323399</text:p>
          </table:table-cell>
          <table:table-cell office:value-type="float" office:value="396.095266421981" calcext:value-type="float">
            <text:p>396.095266422</text:p>
          </table:table-cell>
          <table:table-cell office:value-type="float" office:value="419.690710093054" calcext:value-type="float">
            <text:p>419.6907100931</text:p>
          </table:table-cell>
          <table:table-cell/>
          <table:table-cell table:formula="of:=[.C34]-[.B34]" office:value-type="float" office:value="19.609948056876" calcext:value-type="float">
            <text:p>19.6099480569</text:p>
          </table:table-cell>
          <table:table-cell table:formula="of:=[.E34]-[.D34]" office:value-type="float" office:value="55.539963961749" calcext:value-type="float">
            <text:p>55.5399639617</text:p>
          </table:table-cell>
          <table:table-cell table:formula="of:=[.G34]-[.F34]" office:value-type="float" office:value="23.595443671073" calcext:value-type="float">
            <text:p>23.5954436711</text:p>
          </table:table-cell>
          <table:table-cell/>
          <table:table-cell table:formula="of:=AVERAGE([.I34:.K34])" office:value-type="float" office:value="32.9151185632326" calcext:value-type="float">
            <text:p>32.91511856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4.318527443749" calcext:value-type="float">
            <text:p>404.3185274437</text:p>
          </table:table-cell>
          <table:table-cell office:value-type="float" office:value="396.458940668576" calcext:value-type="float">
            <text:p>396.4589406686</text:p>
          </table:table-cell>
          <table:table-cell office:value-type="float" office:value="425.790582841746" calcext:value-type="float">
            <text:p>425.7905828417</text:p>
          </table:table-cell>
          <table:table-cell office:value-type="float" office:value="392.849945579108" calcext:value-type="float">
            <text:p>392.8499455791</text:p>
          </table:table-cell>
          <table:table-cell office:value-type="float" office:value="383.136843916507" calcext:value-type="float">
            <text:p>383.1368439165</text:p>
          </table:table-cell>
          <table:table-cell office:value-type="float" office:value="387.701284799605" calcext:value-type="float">
            <text:p>387.7012847996</text:p>
          </table:table-cell>
          <table:table-cell/>
          <table:table-cell table:formula="of:=[.C35]-[.B35]" office:value-type="float" office:value="-7.859586775173" calcext:value-type="float">
            <text:p>-7.8595867752</text:p>
          </table:table-cell>
          <table:table-cell table:formula="of:=[.E35]-[.D35]" office:value-type="float" office:value="-32.940637262638" calcext:value-type="float">
            <text:p>-32.9406372626</text:p>
          </table:table-cell>
          <table:table-cell table:formula="of:=[.G35]-[.F35]" office:value-type="float" office:value="4.56444088309797" calcext:value-type="float">
            <text:p>4.5644408831</text:p>
          </table:table-cell>
          <table:table-cell/>
          <table:table-cell table:formula="of:=AVERAGE([.I35:.K35])" office:value-type="float" office:value="-12.0785943849043" calcext:value-type="float">
            <text:p>-12.0785943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9.898005534779" calcext:value-type="float">
            <text:p>379.8980055348</text:p>
          </table:table-cell>
          <table:table-cell office:value-type="float" office:value="387.261879432529" calcext:value-type="float">
            <text:p>387.2618794325</text:p>
          </table:table-cell>
          <table:table-cell office:value-type="float" office:value="452.121870410909" calcext:value-type="float">
            <text:p>452.1218704109</text:p>
          </table:table-cell>
          <table:table-cell office:value-type="float" office:value="434.560818802027" calcext:value-type="float">
            <text:p>434.560818802</text:p>
          </table:table-cell>
          <table:table-cell office:value-type="float" office:value="431.905901497149" calcext:value-type="float">
            <text:p>431.9059014971</text:p>
          </table:table-cell>
          <table:table-cell office:value-type="float" office:value="401.976758510968" calcext:value-type="float">
            <text:p>401.976758511</text:p>
          </table:table-cell>
          <table:table-cell/>
          <table:table-cell table:formula="of:=[.C36]-[.B36]" office:value-type="float" office:value="7.36387389775001" calcext:value-type="float">
            <text:p>7.3638738978</text:p>
          </table:table-cell>
          <table:table-cell table:formula="of:=[.E36]-[.D36]" office:value-type="float" office:value="-17.5610516088821" calcext:value-type="float">
            <text:p>-17.5610516089</text:p>
          </table:table-cell>
          <table:table-cell table:formula="of:=[.G36]-[.F36]" office:value-type="float" office:value="-29.929142986181" calcext:value-type="float">
            <text:p>-29.9291429862</text:p>
          </table:table-cell>
          <table:table-cell/>
          <table:table-cell table:formula="of:=AVERAGE([.I36:.K36])" office:value-type="float" office:value="-13.3754402324377" calcext:value-type="float">
            <text:p>-13.37544023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.304450129525" calcext:value-type="float">
            <text:p>422.3044501295</text:p>
          </table:table-cell>
          <table:table-cell office:value-type="float" office:value="384.418095222842" calcext:value-type="float">
            <text:p>384.4180952228</text:p>
          </table:table-cell>
          <table:table-cell office:value-type="float" office:value="416.14130770064" calcext:value-type="float">
            <text:p>416.1413077006</text:p>
          </table:table-cell>
          <table:table-cell office:value-type="float" office:value="403.598472068482" calcext:value-type="float">
            <text:p>403.5984720685</text:p>
          </table:table-cell>
          <table:table-cell office:value-type="float" office:value="379.18277422787" calcext:value-type="float">
            <text:p>379.1827742279</text:p>
          </table:table-cell>
          <table:table-cell office:value-type="float" office:value="433.472062283541" calcext:value-type="float">
            <text:p>433.4720622835</text:p>
          </table:table-cell>
          <table:table-cell/>
          <table:table-cell table:formula="of:=[.C37]-[.B37]" office:value-type="float" office:value="-37.886354906683" calcext:value-type="float">
            <text:p>-37.8863549067</text:p>
          </table:table-cell>
          <table:table-cell table:formula="of:=[.E37]-[.D37]" office:value-type="float" office:value="-12.542835632158" calcext:value-type="float">
            <text:p>-12.5428356322</text:p>
          </table:table-cell>
          <table:table-cell table:formula="of:=[.G37]-[.F37]" office:value-type="float" office:value="54.289288055671" calcext:value-type="float">
            <text:p>54.2892880557</text:p>
          </table:table-cell>
          <table:table-cell/>
          <table:table-cell table:formula="of:=AVERAGE([.I37:.K37])" office:value-type="float" office:value="1.28669917227666" calcext:value-type="float">
            <text:p>1.2866991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6.308024934702" calcext:value-type="float">
            <text:p>436.3080249347</text:p>
          </table:table-cell>
          <table:table-cell office:value-type="float" office:value="375.213751736199" calcext:value-type="float">
            <text:p>375.2137517362</text:p>
          </table:table-cell>
          <table:table-cell office:value-type="float" office:value="428.279183559821" calcext:value-type="float">
            <text:p>428.2791835598</text:p>
          </table:table-cell>
          <table:table-cell office:value-type="float" office:value="444.378605195518" calcext:value-type="float">
            <text:p>444.3786051955</text:p>
          </table:table-cell>
          <table:table-cell office:value-type="float" office:value="454.527594778353" calcext:value-type="float">
            <text:p>454.5275947784</text:p>
          </table:table-cell>
          <table:table-cell office:value-type="float" office:value="414.755792947558" calcext:value-type="float">
            <text:p>414.7557929476</text:p>
          </table:table-cell>
          <table:table-cell/>
          <table:table-cell table:formula="of:=[.C38]-[.B38]" office:value-type="float" office:value="-61.094273198503" calcext:value-type="float">
            <text:p>-61.0942731985</text:p>
          </table:table-cell>
          <table:table-cell table:formula="of:=[.E38]-[.D38]" office:value-type="float" office:value="16.099421635697" calcext:value-type="float">
            <text:p>16.0994216357</text:p>
          </table:table-cell>
          <table:table-cell table:formula="of:=[.G38]-[.F38]" office:value-type="float" office:value="-39.771801830795" calcext:value-type="float">
            <text:p>-39.7718018308</text:p>
          </table:table-cell>
          <table:table-cell/>
          <table:table-cell table:style-name="ce3" table:formula="of:=AVERAGE([.I38:.K38])" office:value-type="float" office:value="-28.2555511312003" calcext:value-type="float">
            <text:p>-28.25555113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9.54993163382" calcext:value-type="float">
            <text:p>369.5499316338</text:p>
          </table:table-cell>
          <table:table-cell office:value-type="float" office:value="407.718616107949" calcext:value-type="float">
            <text:p>407.7186161079</text:p>
          </table:table-cell>
          <table:table-cell office:value-type="float" office:value="369.206808300355" calcext:value-type="float">
            <text:p>369.2068083004</text:p>
          </table:table-cell>
          <table:table-cell office:value-type="float" office:value="435.847014507488" calcext:value-type="float">
            <text:p>435.8470145075</text:p>
          </table:table-cell>
          <table:table-cell office:value-type="float" office:value="405.302553975618" calcext:value-type="float">
            <text:p>405.3025539756</text:p>
          </table:table-cell>
          <table:table-cell office:value-type="float" office:value="425.658185979341" calcext:value-type="float">
            <text:p>425.6581859793</text:p>
          </table:table-cell>
          <table:table-cell/>
          <table:table-cell table:formula="of:=[.C39]-[.B39]" office:value-type="float" office:value="38.168684474129" calcext:value-type="float">
            <text:p>38.1686844741</text:p>
          </table:table-cell>
          <table:table-cell table:formula="of:=[.E39]-[.D39]" office:value-type="float" office:value="66.640206207133" calcext:value-type="float">
            <text:p>66.6402062071</text:p>
          </table:table-cell>
          <table:table-cell table:formula="of:=[.G39]-[.F39]" office:value-type="float" office:value="20.355632003723" calcext:value-type="float">
            <text:p>20.3556320037</text:p>
          </table:table-cell>
          <table:table-cell/>
          <table:table-cell table:formula="of:=AVERAGE([.I39:.K39])" office:value-type="float" office:value="41.7215075616616" calcext:value-type="float">
            <text:p>41.72150756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5.611772646119" calcext:value-type="float">
            <text:p>365.6117726461</text:p>
          </table:table-cell>
          <table:table-cell office:value-type="float" office:value="400.697013908273" calcext:value-type="float">
            <text:p>400.6970139083</text:p>
          </table:table-cell>
          <table:table-cell office:value-type="float" office:value="411.343205597856" calcext:value-type="float">
            <text:p>411.3432055979</text:p>
          </table:table-cell>
          <table:table-cell office:value-type="float" office:value="388.141241086008" calcext:value-type="float">
            <text:p>388.141241086</text:p>
          </table:table-cell>
          <table:table-cell office:value-type="float" office:value="446.373223973691" calcext:value-type="float">
            <text:p>446.3732239737</text:p>
          </table:table-cell>
          <table:table-cell office:value-type="float" office:value="412.325649504384" calcext:value-type="float">
            <text:p>412.3256495044</text:p>
          </table:table-cell>
          <table:table-cell/>
          <table:table-cell table:formula="of:=[.C40]-[.B40]" office:value-type="float" office:value="35.085241262154" calcext:value-type="float">
            <text:p>35.0852412622</text:p>
          </table:table-cell>
          <table:table-cell table:formula="of:=[.E40]-[.D40]" office:value-type="float" office:value="-23.201964511848" calcext:value-type="float">
            <text:p>-23.2019645118</text:p>
          </table:table-cell>
          <table:table-cell table:formula="of:=[.G40]-[.F40]" office:value-type="float" office:value="-34.047574469307" calcext:value-type="float">
            <text:p>-34.0475744693</text:p>
          </table:table-cell>
          <table:table-cell/>
          <table:table-cell table:formula="of:=AVERAGE([.I40:.K40])" office:value-type="float" office:value="-7.388099239667" calcext:value-type="float">
            <text:p>-7.3880992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5.16711305903" calcext:value-type="float">
            <text:p>385.167113059</text:p>
          </table:table-cell>
          <table:table-cell office:value-type="float" office:value="379.144858326806" calcext:value-type="float">
            <text:p>379.1448583268</text:p>
          </table:table-cell>
          <table:table-cell office:value-type="float" office:value="405.010398775495" calcext:value-type="float">
            <text:p>405.0103987755</text:p>
          </table:table-cell>
          <table:table-cell office:value-type="float" office:value="387.492415974399" calcext:value-type="float">
            <text:p>387.4924159744</text:p>
          </table:table-cell>
          <table:table-cell office:value-type="float" office:value="419.797538958394" calcext:value-type="float">
            <text:p>419.7975389584</text:p>
          </table:table-cell>
          <table:table-cell office:value-type="float" office:value="466.316107220851" calcext:value-type="float">
            <text:p>466.3161072209</text:p>
          </table:table-cell>
          <table:table-cell/>
          <table:table-cell table:formula="of:=[.C41]-[.B41]" office:value-type="float" office:value="-6.02225473222399" calcext:value-type="float">
            <text:p>-6.0222547322</text:p>
          </table:table-cell>
          <table:table-cell table:formula="of:=[.E41]-[.D41]" office:value-type="float" office:value="-17.517982801096" calcext:value-type="float">
            <text:p>-17.5179828011</text:p>
          </table:table-cell>
          <table:table-cell table:formula="of:=[.G41]-[.F41]" office:value-type="float" office:value="46.518568262457" calcext:value-type="float">
            <text:p>46.5185682625</text:p>
          </table:table-cell>
          <table:table-cell/>
          <table:table-cell table:formula="of:=AVERAGE([.I41:.K41])" office:value-type="float" office:value="7.65944357637901" calcext:value-type="float">
            <text:p>7.65944357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5.228771198668" calcext:value-type="float">
            <text:p>435.2287711987</text:p>
          </table:table-cell>
          <table:table-cell office:value-type="float" office:value="396.350610572876" calcext:value-type="float">
            <text:p>396.3506105729</text:p>
          </table:table-cell>
          <table:table-cell office:value-type="float" office:value="427.76889670783" calcext:value-type="float">
            <text:p>427.7688967078</text:p>
          </table:table-cell>
          <table:table-cell office:value-type="float" office:value="402.661862597048" calcext:value-type="float">
            <text:p>402.661862597</text:p>
          </table:table-cell>
          <table:table-cell office:value-type="float" office:value="404.688089406479" calcext:value-type="float">
            <text:p>404.6880894065</text:p>
          </table:table-cell>
          <table:table-cell office:value-type="float" office:value="466.186832447135" calcext:value-type="float">
            <text:p>466.1868324471</text:p>
          </table:table-cell>
          <table:table-cell/>
          <table:table-cell table:formula="of:=[.C42]-[.B42]" office:value-type="float" office:value="-38.878160625792" calcext:value-type="float">
            <text:p>-38.8781606258</text:p>
          </table:table-cell>
          <table:table-cell table:formula="of:=[.E42]-[.D42]" office:value-type="float" office:value="-25.107034110782" calcext:value-type="float">
            <text:p>-25.1070341108</text:p>
          </table:table-cell>
          <table:table-cell table:formula="of:=[.G42]-[.F42]" office:value-type="float" office:value="61.498743040656" calcext:value-type="float">
            <text:p>61.4987430407</text:p>
          </table:table-cell>
          <table:table-cell/>
          <table:table-cell table:formula="of:=AVERAGE([.I42:.K42])" office:value-type="float" office:value="-0.828817231972664" calcext:value-type="float">
            <text:p>-0.8288172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2.726316448021" calcext:value-type="float">
            <text:p>372.726316448</text:p>
          </table:table-cell>
          <table:table-cell office:value-type="float" office:value="384.453429380218" calcext:value-type="float">
            <text:p>384.4534293802</text:p>
          </table:table-cell>
          <table:table-cell office:value-type="float" office:value="412.153712024385" calcext:value-type="float">
            <text:p>412.1537120244</text:p>
          </table:table-cell>
          <table:table-cell office:value-type="float" office:value="393.632858833973" calcext:value-type="float">
            <text:p>393.632858834</text:p>
          </table:table-cell>
          <table:table-cell office:value-type="float" office:value="422.468161184411" calcext:value-type="float">
            <text:p>422.4681611844</text:p>
          </table:table-cell>
          <table:table-cell office:value-type="float" office:value="412.620191423372" calcext:value-type="float">
            <text:p>412.6201914234</text:p>
          </table:table-cell>
          <table:table-cell/>
          <table:table-cell table:formula="of:=[.C43]-[.B43]" office:value-type="float" office:value="11.727112932197" calcext:value-type="float">
            <text:p>11.7271129322</text:p>
          </table:table-cell>
          <table:table-cell table:formula="of:=[.E43]-[.D43]" office:value-type="float" office:value="-18.520853190412" calcext:value-type="float">
            <text:p>-18.5208531904</text:p>
          </table:table-cell>
          <table:table-cell table:formula="of:=[.G43]-[.F43]" office:value-type="float" office:value="-9.847969761039" calcext:value-type="float">
            <text:p>-9.847969761</text:p>
          </table:table-cell>
          <table:table-cell/>
          <table:table-cell table:formula="of:=AVERAGE([.I43:.K43])" office:value-type="float" office:value="-5.54723667308468" calcext:value-type="float">
            <text:p>-5.54723667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2.499961704654" calcext:value-type="float">
            <text:p>382.4999617047</text:p>
          </table:table-cell>
          <table:table-cell office:value-type="float" office:value="391.569043298212" calcext:value-type="float">
            <text:p>391.5690432982</text:p>
          </table:table-cell>
          <table:table-cell office:value-type="float" office:value="378.336419085803" calcext:value-type="float">
            <text:p>378.3364190858</text:p>
          </table:table-cell>
          <table:table-cell office:value-type="float" office:value="386.404609490766" calcext:value-type="float">
            <text:p>386.4046094908</text:p>
          </table:table-cell>
          <table:table-cell office:value-type="float" office:value="389.165520580516" calcext:value-type="float">
            <text:p>389.1655205805</text:p>
          </table:table-cell>
          <table:table-cell office:value-type="float" office:value="434.321269465998" calcext:value-type="float">
            <text:p>434.321269466</text:p>
          </table:table-cell>
          <table:table-cell/>
          <table:table-cell table:formula="of:=[.C44]-[.B44]" office:value-type="float" office:value="9.069081593558" calcext:value-type="float">
            <text:p>9.0690815936</text:p>
          </table:table-cell>
          <table:table-cell table:formula="of:=[.E44]-[.D44]" office:value-type="float" office:value="8.06819040496299" calcext:value-type="float">
            <text:p>8.068190405</text:p>
          </table:table-cell>
          <table:table-cell table:formula="of:=[.G44]-[.F44]" office:value-type="float" office:value="45.155748885482" calcext:value-type="float">
            <text:p>45.1557488855</text:p>
          </table:table-cell>
          <table:table-cell/>
          <table:table-cell table:formula="of:=AVERAGE([.I44:.K44])" office:value-type="float" office:value="20.7643402946677" calcext:value-type="float">
            <text:p>20.76434029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.989904145034" calcext:value-type="float">
            <text:p>399.989904145</text:p>
          </table:table-cell>
          <table:table-cell office:value-type="float" office:value="406.339109722491" calcext:value-type="float">
            <text:p>406.3391097225</text:p>
          </table:table-cell>
          <table:table-cell office:value-type="float" office:value="400.351121063555" calcext:value-type="float">
            <text:p>400.3511210636</text:p>
          </table:table-cell>
          <table:table-cell office:value-type="float" office:value="447.065476159755" calcext:value-type="float">
            <text:p>447.0654761598</text:p>
          </table:table-cell>
          <table:table-cell office:value-type="float" office:value="395.97267956706" calcext:value-type="float">
            <text:p>395.9726795671</text:p>
          </table:table-cell>
          <table:table-cell office:value-type="float" office:value="425.388148981184" calcext:value-type="float">
            <text:p>425.3881489812</text:p>
          </table:table-cell>
          <table:table-cell/>
          <table:table-cell table:formula="of:=[.C45]-[.B45]" office:value-type="float" office:value="6.34920557745699" calcext:value-type="float">
            <text:p>6.3492055775</text:p>
          </table:table-cell>
          <table:table-cell table:formula="of:=[.E45]-[.D45]" office:value-type="float" office:value="46.7143550962" calcext:value-type="float">
            <text:p>46.7143550962</text:p>
          </table:table-cell>
          <table:table-cell table:formula="of:=[.G45]-[.F45]" office:value-type="float" office:value="29.4154694141239" calcext:value-type="float">
            <text:p>29.4154694141</text:p>
          </table:table-cell>
          <table:table-cell/>
          <table:table-cell table:formula="of:=AVERAGE([.I45:.K45])" office:value-type="float" office:value="27.4930100292603" calcext:value-type="float">
            <text:p>27.49301002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7.794554094466" calcext:value-type="float">
            <text:p>387.7945540945</text:p>
          </table:table-cell>
          <table:table-cell office:value-type="float" office:value="418.481566124451" calcext:value-type="float">
            <text:p>418.4815661245</text:p>
          </table:table-cell>
          <table:table-cell office:value-type="float" office:value="411.588846571425" calcext:value-type="float">
            <text:p>411.5888465714</text:p>
          </table:table-cell>
          <table:table-cell office:value-type="float" office:value="425.758839707087" calcext:value-type="float">
            <text:p>425.7588397071</text:p>
          </table:table-cell>
          <table:table-cell office:value-type="float" office:value="420.405376262867" calcext:value-type="float">
            <text:p>420.4053762629</text:p>
          </table:table-cell>
          <table:table-cell office:value-type="float" office:value="421.667775990273" calcext:value-type="float">
            <text:p>421.6677759903</text:p>
          </table:table-cell>
          <table:table-cell/>
          <table:table-cell table:formula="of:=[.C46]-[.B46]" office:value-type="float" office:value="30.687012029985" calcext:value-type="float">
            <text:p>30.68701203</text:p>
          </table:table-cell>
          <table:table-cell table:formula="of:=[.E46]-[.D46]" office:value-type="float" office:value="14.169993135662" calcext:value-type="float">
            <text:p>14.1699931357</text:p>
          </table:table-cell>
          <table:table-cell table:formula="of:=[.G46]-[.F46]" office:value-type="float" office:value="1.26239972740603" calcext:value-type="float">
            <text:p>1.2623997274</text:p>
          </table:table-cell>
          <table:table-cell/>
          <table:table-cell table:formula="of:=AVERAGE([.I46:.K46])" office:value-type="float" office:value="15.373134964351" calcext:value-type="float">
            <text:p>15.37313496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3.93257896917" calcext:value-type="float">
            <text:p>393.9325789692</text:p>
          </table:table-cell>
          <table:table-cell office:value-type="float" office:value="415.012234173317" calcext:value-type="float">
            <text:p>415.0122341733</text:p>
          </table:table-cell>
          <table:table-cell office:value-type="float" office:value="405.42730478779" calcext:value-type="float">
            <text:p>405.4273047878</text:p>
          </table:table-cell>
          <table:table-cell office:value-type="float" office:value="444.943003546961" calcext:value-type="float">
            <text:p>444.943003547</text:p>
          </table:table-cell>
          <table:table-cell office:value-type="float" office:value="448.46277809108" calcext:value-type="float">
            <text:p>448.4627780911</text:p>
          </table:table-cell>
          <table:table-cell office:value-type="float" office:value="405.989230554776" calcext:value-type="float">
            <text:p>405.9892305548</text:p>
          </table:table-cell>
          <table:table-cell/>
          <table:table-cell table:formula="of:=[.C47]-[.B47]" office:value-type="float" office:value="21.079655204147" calcext:value-type="float">
            <text:p>21.0796552041</text:p>
          </table:table-cell>
          <table:table-cell table:formula="of:=[.E47]-[.D47]" office:value-type="float" office:value="39.515698759171" calcext:value-type="float">
            <text:p>39.5156987592</text:p>
          </table:table-cell>
          <table:table-cell table:formula="of:=[.G47]-[.F47]" office:value-type="float" office:value="-42.473547536304" calcext:value-type="float">
            <text:p>-42.4735475363</text:p>
          </table:table-cell>
          <table:table-cell/>
          <table:table-cell table:formula="of:=AVERAGE([.I47:.K47])" office:value-type="float" office:value="6.040602142338" calcext:value-type="float">
            <text:p>6.04060214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.747372303907" calcext:value-type="float">
            <text:p>392.7473723039</text:p>
          </table:table-cell>
          <table:table-cell office:value-type="float" office:value="379.105002601802" calcext:value-type="float">
            <text:p>379.1050026018</text:p>
          </table:table-cell>
          <table:table-cell office:value-type="float" office:value="408.869550347132" calcext:value-type="float">
            <text:p>408.8695503471</text:p>
          </table:table-cell>
          <table:table-cell office:value-type="float" office:value="391.419349689979" calcext:value-type="float">
            <text:p>391.41934969</text:p>
          </table:table-cell>
          <table:table-cell office:value-type="float" office:value="407.621696984836" calcext:value-type="float">
            <text:p>407.6216969848</text:p>
          </table:table-cell>
          <table:table-cell office:value-type="float" office:value="403.868424926019" calcext:value-type="float">
            <text:p>403.868424926</text:p>
          </table:table-cell>
          <table:table-cell/>
          <table:table-cell table:formula="of:=[.C48]-[.B48]" office:value-type="float" office:value="-13.642369702105" calcext:value-type="float">
            <text:p>-13.6423697021</text:p>
          </table:table-cell>
          <table:table-cell table:formula="of:=[.E48]-[.D48]" office:value-type="float" office:value="-17.450200657153" calcext:value-type="float">
            <text:p>-17.4502006572</text:p>
          </table:table-cell>
          <table:table-cell table:formula="of:=[.G48]-[.F48]" office:value-type="float" office:value="-3.753272058817" calcext:value-type="float">
            <text:p>-3.7532720588</text:p>
          </table:table-cell>
          <table:table-cell/>
          <table:table-cell table:formula="of:=AVERAGE([.I48:.K48])" office:value-type="float" office:value="-11.615280806025" calcext:value-type="float">
            <text:p>-11.6152808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8.575979017017" calcext:value-type="float">
            <text:p>398.575979017</text:p>
          </table:table-cell>
          <table:table-cell office:value-type="float" office:value="426.614746808513" calcext:value-type="float">
            <text:p>426.6147468085</text:p>
          </table:table-cell>
          <table:table-cell office:value-type="float" office:value="390.948177117806" calcext:value-type="float">
            <text:p>390.9481771178</text:p>
          </table:table-cell>
          <table:table-cell office:value-type="float" office:value="422.985144709202" calcext:value-type="float">
            <text:p>422.9851447092</text:p>
          </table:table-cell>
          <table:table-cell office:value-type="float" office:value="422.980379942289" calcext:value-type="float">
            <text:p>422.9803799423</text:p>
          </table:table-cell>
          <table:table-cell office:value-type="float" office:value="430.108264301484" calcext:value-type="float">
            <text:p>430.1082643015</text:p>
          </table:table-cell>
          <table:table-cell/>
          <table:table-cell table:formula="of:=[.C49]-[.B49]" office:value-type="float" office:value="28.038767791496" calcext:value-type="float">
            <text:p>28.0387677915</text:p>
          </table:table-cell>
          <table:table-cell table:formula="of:=[.E49]-[.D49]" office:value-type="float" office:value="32.036967591396" calcext:value-type="float">
            <text:p>32.0369675914</text:p>
          </table:table-cell>
          <table:table-cell table:formula="of:=[.G49]-[.F49]" office:value-type="float" office:value="7.12788435919498" calcext:value-type="float">
            <text:p>7.1278843592</text:p>
          </table:table-cell>
          <table:table-cell/>
          <table:table-cell table:formula="of:=AVERAGE([.I49:.K49])" office:value-type="float" office:value="22.4012065806957" calcext:value-type="float">
            <text:p>22.40120658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.422972854787" calcext:value-type="float">
            <text:p>372.4229728548</text:p>
          </table:table-cell>
          <table:table-cell office:value-type="float" office:value="402.406969951806" calcext:value-type="float">
            <text:p>402.4069699518</text:p>
          </table:table-cell>
          <table:table-cell office:value-type="float" office:value="383.640646591025" calcext:value-type="float">
            <text:p>383.640646591</text:p>
          </table:table-cell>
          <table:table-cell office:value-type="float" office:value="383.784603995019" calcext:value-type="float">
            <text:p>383.784603995</text:p>
          </table:table-cell>
          <table:table-cell office:value-type="float" office:value="403.867781508328" calcext:value-type="float">
            <text:p>403.8677815083</text:p>
          </table:table-cell>
          <table:table-cell office:value-type="float" office:value="399.841292362787" calcext:value-type="float">
            <text:p>399.8412923628</text:p>
          </table:table-cell>
          <table:table-cell/>
          <table:table-cell table:formula="of:=[.C50]-[.B50]" office:value-type="float" office:value="29.983997097019" calcext:value-type="float">
            <text:p>29.983997097</text:p>
          </table:table-cell>
          <table:table-cell table:formula="of:=[.E50]-[.D50]" office:value-type="float" office:value="0.143957403993966" calcext:value-type="float">
            <text:p>0.143957404</text:p>
          </table:table-cell>
          <table:table-cell table:formula="of:=[.G50]-[.F50]" office:value-type="float" office:value="-4.02648914554101" calcext:value-type="float">
            <text:p>-4.0264891455</text:p>
          </table:table-cell>
          <table:table-cell/>
          <table:table-cell table:formula="of:=AVERAGE([.I50:.K50])" office:value-type="float" office:value="8.70048845182398" calcext:value-type="float">
            <text:p>8.7004884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9.020589590064" calcext:value-type="float">
            <text:p>399.0205895901</text:p>
          </table:table-cell>
          <table:table-cell office:value-type="float" office:value="418.132668403935" calcext:value-type="float">
            <text:p>418.1326684039</text:p>
          </table:table-cell>
          <table:table-cell office:value-type="float" office:value="430.311761767462" calcext:value-type="float">
            <text:p>430.3117617675</text:p>
          </table:table-cell>
          <table:table-cell office:value-type="float" office:value="431.214143058437" calcext:value-type="float">
            <text:p>431.2141430584</text:p>
          </table:table-cell>
          <table:table-cell office:value-type="float" office:value="450.135780408255" calcext:value-type="float">
            <text:p>450.1357804083</text:p>
          </table:table-cell>
          <table:table-cell office:value-type="float" office:value="435.748100285401" calcext:value-type="float">
            <text:p>435.7481002854</text:p>
          </table:table-cell>
          <table:table-cell/>
          <table:table-cell table:formula="of:=[.C51]-[.B51]" office:value-type="float" office:value="19.112078813871" calcext:value-type="float">
            <text:p>19.1120788139</text:p>
          </table:table-cell>
          <table:table-cell table:formula="of:=[.E51]-[.D51]" office:value-type="float" office:value="0.902381290975029" calcext:value-type="float">
            <text:p>0.902381291</text:p>
          </table:table-cell>
          <table:table-cell table:formula="of:=[.G51]-[.F51]" office:value-type="float" office:value="-14.387680122854" calcext:value-type="float">
            <text:p>-14.3876801229</text:p>
          </table:table-cell>
          <table:table-cell/>
          <table:table-cell table:formula="of:=AVERAGE([.I51:.K51])" office:value-type="float" office:value="1.87559332733067" calcext:value-type="float">
            <text:p>1.87559332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1.851089116693" calcext:value-type="float">
            <text:p>361.8510891167</text:p>
          </table:table-cell>
          <table:table-cell office:value-type="float" office:value="399.205441824542" calcext:value-type="float">
            <text:p>399.2054418245</text:p>
          </table:table-cell>
          <table:table-cell office:value-type="float" office:value="398.02440972404" calcext:value-type="float">
            <text:p>398.024409724</text:p>
          </table:table-cell>
          <table:table-cell office:value-type="float" office:value="417.171817331757" calcext:value-type="float">
            <text:p>417.1718173318</text:p>
          </table:table-cell>
          <table:table-cell office:value-type="float" office:value="388.817998151655" calcext:value-type="float">
            <text:p>388.8179981517</text:p>
          </table:table-cell>
          <table:table-cell office:value-type="float" office:value="421.824299998918" calcext:value-type="float">
            <text:p>421.8242999989</text:p>
          </table:table-cell>
          <table:table-cell/>
          <table:table-cell table:formula="of:=[.C52]-[.B52]" office:value-type="float" office:value="37.354352707849" calcext:value-type="float">
            <text:p>37.3543527078</text:p>
          </table:table-cell>
          <table:table-cell table:formula="of:=[.E52]-[.D52]" office:value-type="float" office:value="19.147407607717" calcext:value-type="float">
            <text:p>19.1474076077</text:p>
          </table:table-cell>
          <table:table-cell table:formula="of:=[.G52]-[.F52]" office:value-type="float" office:value="33.006301847263" calcext:value-type="float">
            <text:p>33.0063018473</text:p>
          </table:table-cell>
          <table:table-cell/>
          <table:table-cell table:formula="of:=AVERAGE([.I52:.K52])" office:value-type="float" office:value="29.836020720943" calcext:value-type="float">
            <text:p>29.8360207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.183267399093" calcext:value-type="float">
            <text:p>375.1832673991</text:p>
          </table:table-cell>
          <table:table-cell office:value-type="float" office:value="399.296037396096" calcext:value-type="float">
            <text:p>399.2960373961</text:p>
          </table:table-cell>
          <table:table-cell office:value-type="float" office:value="412.66789565889" calcext:value-type="float">
            <text:p>412.6678956589</text:p>
          </table:table-cell>
          <table:table-cell office:value-type="float" office:value="404.589867278653" calcext:value-type="float">
            <text:p>404.5898672787</text:p>
          </table:table-cell>
          <table:table-cell office:value-type="float" office:value="423.821186913504" calcext:value-type="float">
            <text:p>423.8211869135</text:p>
          </table:table-cell>
          <table:table-cell office:value-type="float" office:value="435.455272407222" calcext:value-type="float">
            <text:p>435.4552724072</text:p>
          </table:table-cell>
          <table:table-cell/>
          <table:table-cell table:formula="of:=[.C53]-[.B53]" office:value-type="float" office:value="24.112769997003" calcext:value-type="float">
            <text:p>24.112769997</text:p>
          </table:table-cell>
          <table:table-cell table:formula="of:=[.E53]-[.D53]" office:value-type="float" office:value="-8.07802838023702" calcext:value-type="float">
            <text:p>-8.0780283802</text:p>
          </table:table-cell>
          <table:table-cell table:formula="of:=[.G53]-[.F53]" office:value-type="float" office:value="11.634085493718" calcext:value-type="float">
            <text:p>11.6340854937</text:p>
          </table:table-cell>
          <table:table-cell/>
          <table:table-cell table:formula="of:=AVERAGE([.I53:.K53])" office:value-type="float" office:value="9.22294237016134" calcext:value-type="float">
            <text:p>9.22294237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AVERAGE([.B4:.B53])" office:value-type="float" office:value="392.480349873489" calcext:value-type="float">
            <text:p>392.4803498735</text:p>
          </table:table-cell>
          <table:table-cell table:formula="of:=AVERAGE([.C4:.C53])" office:value-type="float" office:value="396.651712532265" calcext:value-type="float">
            <text:p>396.6517125323</text:p>
          </table:table-cell>
          <table:table-cell table:formula="of:=AVERAGE([.D4:.D53])" office:value-type="float" office:value="403.009934157384" calcext:value-type="float">
            <text:p>403.0099341574</text:p>
          </table:table-cell>
          <table:table-cell table:formula="of:=AVERAGE([.E4:.E53])" office:value-type="float" office:value="413.575416734065" calcext:value-type="float">
            <text:p>413.5754167341</text:p>
          </table:table-cell>
          <table:table-cell table:formula="of:=AVERAGE([.F4:.F53])" office:value-type="float" office:value="411.120883689343" calcext:value-type="float">
            <text:p>411.1208836893</text:p>
          </table:table-cell>
          <table:table-cell table:formula="of:=AVERAGE([.G4:.G53])" office:value-type="float" office:value="428.602108062692" calcext:value-type="float">
            <text:p>428.6021080627</text:p>
          </table:table-cell>
          <table:table-cell/>
          <table:table-cell table:formula="of:=AVERAGE([.I4:.I53])" office:value-type="float" office:value="4.17136265877574" calcext:value-type="float">
            <text:p>4.1713626588</text:p>
          </table:table-cell>
          <table:table-cell table:formula="of:=AVERAGE([.J4:.J53])" office:value-type="float" office:value="10.5654825766809" calcext:value-type="float">
            <text:p>10.5654825767</text:p>
          </table:table-cell>
          <table:table-cell table:formula="of:=AVERAGE([.K4:.K53])" office:value-type="float" office:value="17.4812243733488" calcext:value-type="float">
            <text:p>17.4812243733</text:p>
          </table:table-cell>
          <table:table-cell table:number-columns-repeated="2"/>
        </table:table-row>
        <table:table-row table:style-name="ro1">
          <table:table-cell/>
          <table:table-cell table:formula="of:=STDEV([.B4:.B53])" office:value-type="float" office:value="19.8739054709037" calcext:value-type="float">
            <text:p>19.8739054709</text:p>
          </table:table-cell>
          <table:table-cell table:formula="of:=STDEV([.C4:.C53])" office:value-type="float" office:value="15.2028305482384" calcext:value-type="float">
            <text:p>15.2028305482</text:p>
          </table:table-cell>
          <table:table-cell table:formula="of:=STDEV([.D4:.D53])" office:value-type="float" office:value="20.8927521961874" calcext:value-type="float">
            <text:p>20.8927521962</text:p>
          </table:table-cell>
          <table:table-cell table:formula="of:=STDEV([.E4:.E53])" office:value-type="float" office:value="23.4579235688679" calcext:value-type="float">
            <text:p>23.4579235689</text:p>
          </table:table-cell>
          <table:table-cell table:formula="of:=STDEV([.F4:.F53])" office:value-type="float" office:value="23.6081045946105" calcext:value-type="float">
            <text:p>23.6081045946</text:p>
          </table:table-cell>
          <table:table-cell table:formula="of:=STDEV([.G4:.G53])" office:value-type="float" office:value="20.540940984878" calcext:value-type="float">
            <text:p>20.5409409849</text:p>
          </table:table-cell>
          <table:table-cell/>
          <table:table-cell table:formula="of:=STDEV([.I4:.I53])" office:value-type="float" office:value="25.5532203820657" calcext:value-type="float">
            <text:p>25.5532203821</text:p>
          </table:table-cell>
          <table:table-cell table:formula="of:=STDEV([.J4:.J53])" office:value-type="float" office:value="27.9099508529831" calcext:value-type="float">
            <text:p>27.909950853</text:p>
          </table:table-cell>
          <table:table-cell table:formula="of:=STDEV([.K4:.K53])" office:value-type="float" office:value="34.2525759199754" calcext:value-type="float">
            <text:p>34.2525759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MEDIAN([.I4:.I53])" office:value-type="float" office:value="7.21896955033051" calcext:value-type="float">
            <text:p>7.2189695503</text:p>
          </table:table-cell>
          <table:table-cell table:formula="of:=MEDIAN([.J4:.J53])" office:value-type="float" office:value="13.8098175875815" calcext:value-type="float">
            <text:p>13.8098175876</text:p>
          </table:table-cell>
          <table:table-cell table:formula="of:=MEDIAN([.K4:.K53])" office:value-type="float" office:value="21.5246381084605" calcext:value-type="float">
            <text:p>21.52463810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22:41:52.856353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6:00:22.135449874</meta:creation-date>
    <dc:date>2017-06-20T22:46:41.048044215</dc:date>
    <meta:editing-duration>PT28M5S</meta:editing-duration>
    <meta:editing-cycles>10</meta:editing-cycles>
    <meta:generator>LibreOffice/4.2.8.2$Linux_X86_64 LibreOffice_project/420m0$Build-2</meta:generator>
    <meta:document-statistic meta:table-count="2" meta:cell-count="1162" meta:object-count="0"/>
  </office:meta>
</office:document-meta>
</file>